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8pt" style:font-size-asian="18pt" style:font-size-complex="18pt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thin solid #000000"/>
      <style:text-properties fo:font-size="18pt" style:font-size-asian="18pt" style:font-size-complex="18pt"/>
    </style:style>
    <style:style style:name="ce4" style:family="table-cell" style:parent-style-name="Default" style:data-style-name="N0">
      <style:table-cell-properties fo:border-top="2pt solid #000000" fo:border-bottom="thin solid #000000" fo:border-left="thin solid #000000" fo:border-right="2pt solid #000000"/>
      <style:text-properties fo:font-size="18pt" style:font-size-asian="18pt" style:font-size-complex="18pt"/>
    </style:style>
    <style:style style:name="ce5" style:family="table-cell" style:parent-style-name="Default" style:data-style-name="N0">
      <style:table-cell-properties fo:border-top="thin solid #000000" fo:border-bottom="thin solid #000000" fo:border-left="2pt solid #000000" fo:border-right="thin solid #000000"/>
      <style:text-properties fo:font-size="18pt" style:font-size-asian="18pt" style:font-size-complex="18pt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2pt solid #000000"/>
      <style:text-properties fo:font-size="18pt" style:font-size-asian="18pt" style:font-size-complex="18pt"/>
    </style:style>
    <style:style style:name="ce7" style:family="table-cell" style:parent-style-name="Default" style:data-style-name="N0">
      <style:table-cell-properties fo:border-top="thin solid #000000" fo:border-bottom="2pt solid #000000" fo:border-left="2pt solid #000000" fo:border-right="thin solid #000000"/>
      <style:text-properties fo:font-size="18pt" style:font-size-asian="18pt" style:font-size-complex="18pt"/>
    </style:style>
    <style:style style:name="ce8" style:family="table-cell" style:parent-style-name="Default" style:data-style-name="N0">
      <style:table-cell-properties fo:border-top="thin solid #000000" fo:border-bottom="2pt solid #000000" fo:border-left="thin solid #000000" fo:border-right="2pt solid #000000"/>
      <style:text-properties fo:font-size="18pt" style:font-size-asian="18pt" style:font-size-complex="18pt"/>
    </style:style>
    <style:style style:name="ce9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24pt" style:font-size-asian="24pt" style:font-size-complex="24pt"/>
    </style:style>
    <style:style style:name="ce10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fo:background-color="#FFFF00"/>
    </style:style>
    <style:style style:name="ce11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background-color="#FFFF00"/>
      <style:text-properties fo:color="#FF0000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00B0F0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00B0F0"/>
      <style:text-properties fo:color="#FF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fo:background-color="#92D050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background-color="#92D050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middle" fo:background-color="#FFE699"/>
    </style:style>
    <style:style style:name="ce17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middle" fo:background-color="#FFE699"/>
      <style:text-properties fo:color="#FF0000" fo:font-weight="bold" style:font-weight-asian="bold" style:font-weight-complex="bold"/>
    </style:style>
    <style:style style:name="ce18" style:family="table-cell" style:parent-style-name="Default" style:data-style-name="N0">
      <style:table-cell-properties fo:border="2pt solid #000000" fo:background-color="#D9D9D9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2pt solid #000000" fo:border-bottom="2pt solid #000000" fo:border-left="none" fo:border-right="thin solid #000000"/>
    </style:style>
    <style:style style:name="ce20" style:family="table-cell" style:parent-style-name="Default" style:data-style-name="N0">
      <style:table-cell-properties fo:border-top="2pt solid #000000" fo:border-bottom="2pt solid #000000" fo:border-left="thin solid #000000" fo:border-right="thin solid #000000"/>
    </style:style>
    <style:style style:name="ce21" style:family="table-cell" style:parent-style-name="Default" style:data-style-name="N0">
      <style:table-cell-properties fo:border-top="2pt solid #000000" fo:border-bottom="2pt solid #000000" fo:border-left="thin solid #000000" fo:border-right="none"/>
    </style:style>
    <style:style style:name="ce22" style:family="table-cell" style:parent-style-name="Default" style:data-style-name="N0">
      <style:table-cell-properties fo:border-top="2pt solid #000000" fo:border-bottom="2pt solid #000000" fo:border-left="thin solid #000000" fo:border-right="2pt solid #000000"/>
    </style:style>
    <style:style style:name="ce23" style:family="table-cell" style:parent-style-name="Default" style:data-style-name="N0">
      <style:table-cell-properties fo:border-top="none" fo:border-bottom="thin solid #000000" fo:border-left="2pt solid #000000" fo:border-right="2pt solid #000000" fo:background-color="#FFFF00"/>
    </style:style>
    <style:style style:name="ce24" style:family="table-cell" style:parent-style-name="Default" style:data-style-name="N0">
      <style:table-cell-properties fo:border-top="none" fo:border-bottom="thin solid #000000" fo:border-left="none" fo:border-right="thin solid #000000" fo:background-color="#FFFF00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none" fo:background-color="#FFFF00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2pt solid #000000" fo:background-color="#FFFF00"/>
    </style:style>
    <style:style style:name="ce28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00B0F0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B0F0"/>
    </style:style>
    <style:style style:name="ce30" style:family="table-cell" style:parent-style-name="Default" style:data-style-name="N0">
      <style:table-cell-properties fo:border="thin solid #000000" fo:background-color="#00B0F0"/>
    </style:style>
    <style:style style:name="ce3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B0F0"/>
    </style:style>
    <style:style style:name="ce3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00B0F0"/>
    </style:style>
    <style:style style:name="ce33" style:family="table-cell" style:parent-style-name="Default" style:data-style-name="N0">
      <style:table-cell-properties fo:border-top="thin solid #000000" fo:border-bottom="none" fo:border-left="2pt solid #000000" fo:border-right="2pt solid #000000" fo:background-color="#92D050"/>
    </style:style>
    <style:style style:name="ce34" style:family="table-cell" style:parent-style-name="Default" style:data-style-name="N0">
      <style:table-cell-properties fo:border-top="thin solid #000000" fo:border-bottom="none" fo:border-left="none" fo:border-right="thin solid #000000" fo:background-color="#92D050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thin solid #000000" fo:background-color="#92D050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fo:background-color="#92D050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2pt solid #000000" fo:background-color="#92D050"/>
    </style:style>
    <style:style style:name="ce38" style:family="table-cell" style:parent-style-name="Default" style:data-style-name="N0">
      <style:table-cell-properties fo:border-top="thin solid #000000" fo:border-bottom="2pt solid #000000" fo:border-left="2pt solid #000000" fo:border-right="2pt solid #000000" fo:background-color="#FFE699"/>
    </style:style>
    <style:style style:name="ce39" style:family="table-cell" style:parent-style-name="Default" style:data-style-name="N0">
      <style:table-cell-properties fo:border-top="thin solid #000000" fo:border-bottom="2pt solid #000000" fo:border-left="none" fo:border-right="thin solid #000000" fo:background-color="#FFE699"/>
    </style:style>
    <style:style style:name="ce40" style:family="table-cell" style:parent-style-name="Default" style:data-style-name="N0">
      <style:table-cell-properties fo:border-top="thin solid #000000" fo:border-bottom="2pt solid #000000" fo:border-left="thin solid #000000" fo:border-right="thin solid #000000" fo:background-color="#FFE699"/>
    </style:style>
    <style:style style:name="ce41" style:family="table-cell" style:parent-style-name="Default" style:data-style-name="N0">
      <style:table-cell-properties fo:border-top="thin solid #000000" fo:border-bottom="2pt solid #000000" fo:border-left="thin solid #000000" fo:border-right="none" fo:background-color="#FFE699"/>
    </style:style>
    <style:style style:name="ce42" style:family="table-cell" style:parent-style-name="Default" style:data-style-name="N0">
      <style:table-cell-properties fo:border-top="thin solid #000000" fo:border-bottom="2pt solid #000000" fo:border-left="thin solid #000000" fo:border-right="2pt solid #000000" fo:background-color="#FFE699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45" style:family="table-cell" style:parent-style-name="Default" style:data-style-name="N0">
      <style:table-cell-properties fo:border-top="none" fo:border-bottom="thin solid #000000" fo:border-left="none" fo:border-right="thin solid #000000" fo:background-color="#00B0F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B0F0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2pt solid #000000" fo:background-color="#00B0F0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49" style:family="table-cell" style:parent-style-name="Default" style:data-style-name="N0">
      <style:table-cell-properties fo:border="thin solid #000000"/>
    </style:style>
    <style:style style:name="ce50" style:family="table-cell" style:parent-style-name="Default" style:data-style-name="N0">
      <style:table-cell-properties fo:border="thin solid #000000" fo:background-color="#92D050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fo:background-color="#92D050"/>
    </style:style>
    <style:style style:name="ce52" style:family="table-cell" style:parent-style-name="Default" style:data-style-name="N0">
      <style:table-cell-properties fo:border-top="thin solid #000000" fo:border-bottom="thin solid #000000" fo:border-left="thin solid #000000" fo:border-right="2pt solid #000000" fo:background-color="#92D050"/>
    </style:style>
    <style:style style:name="ce53" style:family="table-cell" style:parent-style-name="Default" style:data-style-name="N0">
      <style:table-cell-properties fo:border-top="thin solid #000000" fo:border-bottom="2pt solid #000000" fo:border-left="thin solid #000000" fo:border-right="thin solid #000000"/>
    </style:style>
    <style:style style:name="ce54" style:family="table-cell" style:parent-style-name="Default" style:data-style-name="N0">
      <style:table-cell-properties fo:border="2pt solid #000000" style:vertical-align="automatic" fo:background-color="transparent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background-color="#FFFF00"/>
    </style:style>
    <style:style style:name="ce56" style:family="table-cell" style:parent-style-name="Default" style:data-style-name="N0">
      <style:table-cell-properties fo:border="thin solid #000000" style:vertical-align="middle" fo:background-color="#00B0F0"/>
    </style:style>
    <style:style style:name="ce57" style:family="table-cell" style:parent-style-name="Default" style:data-style-name="N0">
      <style:table-cell-properties fo:border="thin solid #000000" style:vertical-align="middle" fo:background-color="#92D050"/>
    </style:style>
    <style:style style:name="ce58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background-color="#FFE699"/>
    </style:style>
    <style:style style:name="ce59" style:family="table-cell" style:parent-style-name="Default" style:data-style-name="N0">
      <style:table-cell-properties style:vertical-align="middle"/>
    </style:style>
    <style:style style:name="ce60" style:family="table-cell" style:parent-style-name="Default" style:data-style-name="N0">
      <style:table-cell-properties style:vertical-align="middle" fo:background-color="#FFE0E0" style:repeat-content="false"/>
      <style:paragraph-properties fo:text-align="start" fo:margin-left="0cm"/>
      <style:text-properties fo:font-size="20pt" style:font-size-asian="20pt" style:font-size-complex="20pt"/>
    </style:style>
    <style:style style:name="ce61" style:family="table-cell" style:parent-style-name="Default" style:data-style-name="N0">
      <style:table-cell-properties style:vertical-align="middle" fo:background-color="#FFE0E0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62" style:family="table-cell" style:parent-style-name="Default" style:data-style-name="N0">
      <style:table-cell-properties fo:border="thin solid #000000" style:vertical-align="middle" fo:background-color="#FFE0E0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E0E0"/>
    </style:style>
    <style:style style:name="ce64" style:family="table-cell" style:parent-style-name="Default" style:data-style-name="N0">
      <style:table-cell-properties fo:border="thin solid #000000" style:vertical-align="middle"/>
    </style:style>
    <style:style style:name="ce65" style:family="table-cell" style:parent-style-name="Default" style:data-style-name="N0">
      <style:table-cell-properties style:vertical-align="middle" fo:wrap-option="wrap"/>
    </style:style>
    <style:style style:name="ce66" style:family="table-cell" style:parent-style-name="Default" style:data-style-name="N0">
      <style:table-cell-properties fo:border="thin solid #000000" style:vertical-align="middle" fo:wrap-option="wrap"/>
    </style:style>
    <style:style style:name="ce6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68" style:family="table-cell" style:parent-style-name="Default" style:data-style-name="N0">
      <style:table-cell-properties style:vertical-align="middle" fo:background-color="#FCE4D6" style:repeat-content="false"/>
      <style:paragraph-properties fo:text-align="start" fo:margin-left="0cm"/>
      <style:text-properties fo:font-size="20pt" style:font-size-asian="20pt" style:font-size-complex="20pt"/>
    </style:style>
    <style:style style:name="ce69" style:family="table-cell" style:parent-style-name="Default" style:data-style-name="N0">
      <style:table-cell-properties style:vertical-align="middle" fo:background-color="#FCE4D6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70" style:family="table-cell" style:parent-style-name="Default" style:data-style-name="N0">
      <style:table-cell-properties fo:border="thin solid #000000" style:vertical-align="middle" fo:background-color="#FCE4D6"/>
    </style:style>
    <style:style style:name="ce71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73" style:family="table-cell" style:parent-style-name="Default" style:data-style-name="N0">
      <style:table-cell-properties style:vertical-align="middle" fo:background-color="#FFF2CC" style:repeat-content="false"/>
      <style:paragraph-properties fo:text-align="start" fo:margin-left="0cm"/>
      <style:text-properties fo:font-size="20pt" style:font-size-asian="20pt" style:font-size-complex="20pt"/>
    </style:style>
    <style:style style:name="ce74" style:family="table-cell" style:parent-style-name="Default" style:data-style-name="N0">
      <style:table-cell-properties style:vertical-align="middle" fo:background-color="#FFF2CC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75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2CC"/>
    </style:style>
    <style:style style:name="ce77" style:family="table-cell" style:parent-style-name="Default" style:data-style-name="N0">
      <style:table-cell-properties fo:border="thin solid #000000" style:vertical-align="middle" fo:background-color="#FFF2CC"/>
    </style:style>
    <style:style style:name="ce7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79" style:family="table-cell" style:parent-style-name="Default" style:data-style-name="N0">
      <style:table-cell-properties style:vertical-align="middle" fo:background-color="#B7D498" style:repeat-content="false"/>
      <style:paragraph-properties fo:text-align="start" fo:margin-left="0cm"/>
      <style:text-properties fo:font-size="20pt" style:font-size-asian="20pt" style:font-size-complex="20pt"/>
    </style:style>
    <style:style style:name="ce80" style:family="table-cell" style:parent-style-name="Default" style:data-style-name="N0">
      <style:table-cell-properties style:vertical-align="middle" fo:background-color="#B7D498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B7D498"/>
    </style:style>
    <style:style style:name="ce82" style:family="table-cell" style:parent-style-name="Default" style:data-style-name="N0">
      <style:table-cell-properties fo:border="thin solid #000000" style:vertical-align="middle" fo:background-color="#B7D498"/>
    </style:style>
    <style:style style:name="ce83" style:family="table-cell" style:parent-style-name="Default" style:data-style-name="N0">
      <style:table-cell-properties style:vertical-align="middle" fo:background-color="#E4EEF7" style:repeat-content="false"/>
      <style:paragraph-properties fo:text-align="start" fo:margin-left="0cm"/>
      <style:text-properties fo:font-size="20pt" style:font-size-asian="20pt" style:font-size-complex="20pt"/>
    </style:style>
    <style:style style:name="ce84" style:family="table-cell" style:parent-style-name="Default" style:data-style-name="N0">
      <style:table-cell-properties style:vertical-align="middle" fo:background-color="#E4EEF7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8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E4EEF7"/>
    </style:style>
    <style:style style:name="ce86" style:family="table-cell" style:parent-style-name="Default" style:data-style-name="N0">
      <style:table-cell-properties fo:border="thin solid #000000" style:vertical-align="middle" fo:background-color="#E4EEF7"/>
    </style:style>
    <style:style style:name="ce8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E4EEF7"/>
    </style:style>
    <style:style style:name="ce88" style:family="table-cell" style:parent-style-name="Default" style:data-style-name="N0">
      <style:table-cell-properties style:vertical-align="middle" fo:background-color="#BDAF91" style:repeat-content="false"/>
      <style:paragraph-properties fo:text-align="start" fo:margin-left="0cm"/>
      <style:text-properties fo:font-size="20pt" style:font-size-asian="20pt" style:font-size-complex="20pt"/>
    </style:style>
    <style:style style:name="ce89" style:family="table-cell" style:parent-style-name="Default" style:data-style-name="N0">
      <style:table-cell-properties style:vertical-align="middle" fo:background-color="#BDAF91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90" style:family="table-cell" style:parent-style-name="Default" style:data-style-name="N0">
      <style:table-cell-properties fo:border="thin solid #000000" style:vertical-align="middle" fo:background-color="#BDAF91"/>
    </style:style>
    <style:style style:name="ce9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DAF91"/>
    </style:style>
    <style:style style:name="ce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93" style:family="table-cell" style:parent-style-name="Default" style:data-style-name="N0">
      <style:table-cell-properties style:vertical-align="middle" fo:background-color="#FFFF00" style:repeat-content="false"/>
      <style:paragraph-properties fo:text-align="center"/>
      <style:text-properties fo:font-size="20pt" style:font-size-asian="20pt" style:font-size-complex="20pt"/>
    </style:style>
    <style:style style:name="ce94" style:family="table-cell" style:parent-style-name="Default" style:data-style-name="N0">
      <style:table-cell-properties style:vertical-align="middle" fo:background-color="#FFE0E0" style:repeat-content="false"/>
      <style:paragraph-properties fo:text-align="start" fo:margin-left="0cm"/>
      <style:text-properties fo:font-size="20pt" style:font-size-asian="20pt" style:font-size-complex="20pt"/>
    </style:style>
    <style:style style:name="ce95" style:family="table-cell" style:parent-style-name="Default" style:data-style-name="N0">
      <style:table-cell-properties style:vertical-align="middle" fo:background-color="#FFE0E0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96" style:family="table-cell" style:parent-style-name="Default" style:data-style-name="N0">
      <style:table-cell-properties style:vertical-align="middle" fo:background-color="#FFE0E0" style:repeat-content="false"/>
      <style:paragraph-properties fo:text-align="start" fo:margin-left="0cm"/>
      <style:text-properties fo:font-size="12pt" style:font-size-asian="12pt" style:font-size-complex="12pt"/>
    </style:style>
    <style:style style:name="ce97" style:family="table-cell" style:parent-style-name="Default" style:data-style-name="N0">
      <style:table-cell-properties fo:border="thin solid #000000" style:vertical-align="middle" fo:wrap-option="wrap" fo:background-color="#FFE0E0" style:repeat-content="false"/>
      <style:paragraph-properties fo:text-align="center"/>
    </style:style>
    <style:style style:name="ce98" style:family="table-cell" style:parent-style-name="Default" style:data-style-name="N0">
      <style:table-cell-properties style:vertical-align="middle" fo:background-color="#FCE4D6" style:repeat-content="false"/>
      <style:paragraph-properties fo:text-align="start" fo:margin-left="0cm"/>
      <style:text-properties fo:font-size="20pt" style:font-size-asian="20pt" style:font-size-complex="20pt"/>
    </style:style>
    <style:style style:name="ce99" style:family="table-cell" style:parent-style-name="Default" style:data-style-name="N0">
      <style:table-cell-properties style:vertical-align="middle" fo:background-color="#FCE4D6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100" style:family="table-cell" style:parent-style-name="Default" style:data-style-name="N0">
      <style:table-cell-properties style:vertical-align="middle" fo:background-color="#FCE4D6" style:repeat-content="false"/>
      <style:paragraph-properties fo:text-align="start" fo:margin-left="0cm"/>
      <style:text-properties fo:font-size="12pt" style:font-size-asian="12pt" style:font-size-complex="12pt"/>
    </style:style>
    <style:style style:name="ce101" style:family="table-cell" style:parent-style-name="Default" style:data-style-name="N0">
      <style:table-cell-properties fo:border="thin solid #000000" style:vertical-align="middle" fo:wrap-option="wrap" fo:background-color="#FCE4D6" style:repeat-content="false"/>
      <style:paragraph-properties fo:text-align="center"/>
    </style:style>
    <style:style style:name="ce102" style:family="table-cell" style:parent-style-name="Default" style:data-style-name="N0">
      <style:table-cell-properties style:vertical-align="middle" fo:background-color="#FFF2CC" style:repeat-content="false"/>
      <style:paragraph-properties fo:text-align="start" fo:margin-left="0cm"/>
      <style:text-properties fo:font-size="20pt" style:font-size-asian="20pt" style:font-size-complex="20pt"/>
    </style:style>
    <style:style style:name="ce103" style:family="table-cell" style:parent-style-name="Default" style:data-style-name="N0">
      <style:table-cell-properties style:vertical-align="middle" fo:background-color="#FFF2CC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104" style:family="table-cell" style:parent-style-name="Default" style:data-style-name="N0">
      <style:table-cell-properties style:vertical-align="middle" fo:wrap-option="wrap" fo:background-color="#FFF2CC" style:repeat-content="false"/>
      <style:paragraph-properties fo:text-align="start" fo:margin-left="0cm"/>
      <style:text-properties fo:font-size="12pt" style:font-size-asian="12pt" style:font-size-complex="12pt"/>
    </style:style>
    <style:style style:name="ce105" style:family="table-cell" style:parent-style-name="Default" style:data-style-name="N0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106" style:family="table-cell" style:parent-style-name="Default" style:data-style-name="N0">
      <style:table-cell-properties style:vertical-align="middle" fo:background-color="#B7D498" style:repeat-content="false"/>
      <style:paragraph-properties fo:text-align="start" fo:margin-left="0cm"/>
      <style:text-properties fo:font-size="20pt" style:font-size-asian="20pt" style:font-size-complex="20pt"/>
    </style:style>
    <style:style style:name="ce107" style:family="table-cell" style:parent-style-name="Default" style:data-style-name="N0">
      <style:table-cell-properties style:vertical-align="middle" fo:background-color="#B7D498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108" style:family="table-cell" style:parent-style-name="Default" style:data-style-name="N0">
      <style:table-cell-properties style:vertical-align="middle" fo:wrap-option="wrap" fo:background-color="#B7D498" style:repeat-content="false"/>
      <style:paragraph-properties fo:text-align="start" fo:margin-left="0cm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fo:border="thin solid #000000" style:vertical-align="middle" fo:wrap-option="wrap" fo:background-color="#B7D498" style:repeat-content="false"/>
      <style:paragraph-properties fo:text-align="center"/>
    </style:style>
    <style:style style:name="ce110" style:family="table-cell" style:parent-style-name="Default" style:data-style-name="N0">
      <style:table-cell-properties style:vertical-align="middle" fo:background-color="#E4EEF7" style:repeat-content="false"/>
      <style:paragraph-properties fo:text-align="start" fo:margin-left="0cm"/>
      <style:text-properties fo:font-size="20pt" style:font-size-asian="20pt" style:font-size-complex="20pt"/>
    </style:style>
    <style:style style:name="ce111" style:family="table-cell" style:parent-style-name="Default" style:data-style-name="N0">
      <style:table-cell-properties style:vertical-align="middle" fo:background-color="#E4EEF7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112" style:family="table-cell" style:parent-style-name="Default" style:data-style-name="N0">
      <style:table-cell-properties style:vertical-align="middle" fo:wrap-option="wrap" fo:background-color="#DDEBF7" style:repeat-content="false"/>
      <style:paragraph-properties fo:text-align="start" fo:margin-left="0cm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="thin solid #000000" style:vertical-align="middle" fo:wrap-option="wrap" fo:background-color="#E4EEF7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middle" fo:background-color="#BDAF91" style:repeat-content="false"/>
      <style:paragraph-properties fo:text-align="start" fo:margin-left="0cm"/>
      <style:text-properties fo:font-size="20pt" style:font-size-asian="20pt" style:font-size-complex="20pt"/>
    </style:style>
    <style:style style:name="ce115" style:family="table-cell" style:parent-style-name="Default" style:data-style-name="N0">
      <style:table-cell-properties style:vertical-align="middle" fo:background-color="#BDAF91" style:repeat-content="false"/>
      <style:paragraph-properties fo:text-align="start" fo:margin-left="0cm"/>
      <style:text-properties fo:font-size="20pt" style:font-size-asian="20pt" style:font-size-complex="20pt" fo:font-style="italic" style:font-style-asian="italic" style:font-style-complex="italic"/>
    </style:style>
    <style:style style:name="ce116" style:family="table-cell" style:parent-style-name="Default" style:data-style-name="N0">
      <style:table-cell-properties style:vertical-align="middle" fo:background-color="#BDAF91" style:repeat-content="false"/>
      <style:paragraph-properties fo:text-align="start" fo:margin-left="0cm"/>
      <style:text-properties fo:font-size="12pt" style:font-size-asian="12pt" style:font-size-complex="12pt"/>
    </style:style>
    <style:style style:name="ce117" style:family="table-cell" style:parent-style-name="Default" style:data-style-name="N0">
      <style:table-cell-properties fo:border="thin solid #000000" style:vertical-align="middle" fo:wrap-option="wrap" fo:background-color="#BDAF91" style:repeat-content="false"/>
      <style:paragraph-properties fo:text-align="center"/>
    </style:style>
    <style:style style:name="ce1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19" style:family="table-cell" style:parent-style-name="Default" style:data-style-name="N0">
      <style:table-cell-properties fo:border="thin solid #000000" style:vertical-align="middle" fo:background-color="transparent"/>
    </style:style>
    <style:style style:name="ce1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E0E0"/>
    </style:style>
    <style:style style:name="ce121" style:family="table-cell" style:parent-style-name="Default" style:data-style-name="N0">
      <style:table-cell-properties fo:border="thin solid #000000" style:vertical-align="middle" fo:wrap-option="wrap" fo:background-color="#FCE4D6"/>
    </style:style>
    <style:style style:name="ce1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2CC"/>
    </style:style>
    <style:style style:name="ce12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7D498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2.72520833333333cm"/>
    </style:style>
    <style:style style:name="co3" style:family="table-column">
      <style:table-column-properties fo:break-before="auto" style:column-width="6.1118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2.14312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5.08cm"/>
    </style:style>
    <style:style style:name="co8" style:family="table-column">
      <style:table-column-properties fo:break-before="auto" style:column-width="10.9008333333333cm"/>
    </style:style>
    <style:style style:name="co9" style:family="table-column">
      <style:table-column-properties fo:break-before="auto" style:column-width="3.730625cm"/>
    </style:style>
    <style:style style:name="co10" style:family="table-column">
      <style:table-column-properties fo:break-before="auto" style:column-width="1.71979166666667cm"/>
    </style:style>
    <style:style style:name="co11" style:family="table-column">
      <style:table-column-properties fo:break-before="auto" style:column-width="5.715cm"/>
    </style:style>
    <style:style style:name="co12" style:family="table-column">
      <style:table-column-properties fo:break-before="auto" style:column-width="2.27541666666667cm"/>
    </style:style>
    <style:style style:name="co13" style:family="table-column">
      <style:table-column-properties fo:break-before="auto" style:column-width="2.91041666666667cm"/>
    </style:style>
    <style:style style:name="co14" style:family="table-column">
      <style:table-column-properties fo:break-before="auto" style:column-width="3.783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.95pt" style:use-optimal-row-height="false" fo:break-before="auto"/>
    </style:style>
    <style:style style:name="ro3" style:family="table-row">
      <style:table-row-properties style:row-height="23.25pt" style:use-optimal-row-height="true" fo:break-before="auto"/>
    </style:style>
    <style:style style:name="ro4" style:family="table-row">
      <style:table-row-properties style:row-height="13.9pt" style:use-optimal-row-height="tru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30pt" style:use-optimal-row-height="false" fo:break-before="auto"/>
    </style:style>
    <style:style style:name="ro7" style:family="table-row">
      <style:table-row-properties style:row-height="26.25pt" style:use-optimal-row-height="fals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15pt" style:use-optimal-row-height="false" fo:break-before="auto"/>
    </style:style>
    <style:style style:name="ro10" style:family="table-row">
      <style:table-row-properties style:row-height="3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item.$C$7:.$C$8])" table:base-cell-address="INFO1.G9">
          <table:help-message table:display="true"/>
          <table:error-message table:display="true"/>
        </table:content-validation>
        <table:content-validation table:name="val2" table:condition="of:cell-content-is-in-list([item.$C$11:.$C$14])" table:base-cell-address="INFO1.I9">
          <table:help-message table:display="true"/>
          <table:error-message table:display="true"/>
        </table:content-validation>
        <table:content-validation table:name="val3" table:condition="of:cell-content-is-in-list([item.$C$7:.$C$8])" table:base-cell-address="INFO2.G9">
          <table:help-message table:display="true"/>
          <table:error-message table:display="true"/>
        </table:content-validation>
        <table:content-validation table:name="val4" table:condition="of:cell-content-is-in-list([item.$C$11:.$C$14])" table:base-cell-address="INFO2.I9">
          <table:help-message table:display="true"/>
          <table:error-message table:display="true"/>
        </table:content-validation>
        <table:content-validation table:name="val5" table:condition="of:cell-content-is-in-list([item.$C$7:.$C$8])" table:base-cell-address="INFO3.G9">
          <table:help-message table:display="true"/>
          <table:error-message table:display="true"/>
        </table:content-validation>
        <table:content-validation table:name="val6" table:condition="of:cell-content-is-in-list([item.$C$11:.$C$14])" table:base-cell-address="INFO3.I9">
          <table:help-message table:display="true"/>
          <table:error-message table:display="true"/>
        </table:content-validation>
      </table:content-validations>
      <table:table table:name="eporfolio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column table:style-name="co4" table:number-columns-repeated="15360" table:default-cell-style-name="ce1"/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2">
          <table:table-cell table:number-columns-repeated="2"/>
          <table:table-cell office:value-type="string" table:number-columns-spanned="2" table:number-rows-spanned="1" table:style-name="ce9">
            <text:p>EPORTFOLIO BUT INFO</text:p>
          </table:table-cell>
          <table:covered-table-cell/>
          <table:table-cell table:number-columns-repeated="16380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3">
          <table:table-cell table:number-columns-repeated="2" table:style-name="ce2"/>
          <table:table-cell office:value-type="string" table:style-name="ce3">
            <text:p>NOM</text:p>
          </table:table-cell>
          <table:table-cell office:value-type="string" table:style-name="ce4">
            <text:p>PÉRIAUT</text:p>
          </table:table-cell>
          <table:table-cell table:number-columns-repeated="16380" table:style-name="ce2"/>
        </table:table-row>
        <table:table-row table:style-name="ro3">
          <table:table-cell table:number-columns-repeated="2" table:style-name="ce2"/>
          <table:table-cell office:value-type="string" table:style-name="ce5">
            <text:p>Prénom</text:p>
          </table:table-cell>
          <table:table-cell office:value-type="string" table:style-name="ce6">
            <text:p>Baptiste</text:p>
          </table:table-cell>
          <table:table-cell table:number-columns-repeated="16380" table:style-name="ce2"/>
        </table:table-row>
        <table:table-row table:style-name="ro3">
          <table:table-cell table:number-columns-repeated="2" table:style-name="ce2"/>
          <table:table-cell office:value-type="string" table:style-name="ce5">
            <text:p>Spécialité</text:p>
          </table:table-cell>
          <table:table-cell office:value-type="string" table:style-name="ce6">
            <text:p>BUT INFO</text:p>
          </table:table-cell>
          <table:table-cell table:number-columns-repeated="16380" table:style-name="ce2"/>
        </table:table-row>
        <table:table-row table:style-name="ro3">
          <table:table-cell table:number-columns-repeated="2" table:style-name="ce2"/>
          <table:table-cell office:value-type="string" table:style-name="ce7">
            <text:p>Année</text:p>
          </table:table-cell>
          <table:table-cell office:value-type="string" table:style-name="ce8">
            <text:p>1A 1B1</text:p>
          </table:table-cell>
          <table:table-cell table:number-columns-repeated="16380" table:style-name="ce2"/>
        </table:table-row>
        <table:table-row table:number-rows-repeated="1048567" table:style-name="ro4">
          <table:table-cell table:number-columns-repeated="16384"/>
        </table:table-row>
      </table:table>
      <table:table table:name="Compétences" table:style-name="ta2">
        <table:table-column table:style-name="co4" table:number-columns-repeated="2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4" table:number-columns-repeated="16375" table:default-cell-style-name="ce1"/>
        <table:table-row table:style-name="ro1">
          <table:table-cell table:number-columns-repeated="2"/>
          <table:table-cell table:number-columns-repeated="16382" table:style-name="ce1"/>
        </table:table-row>
        <table:table-row table:style-name="ro5">
          <table:table-cell table:number-columns-repeated="2"/>
          <table:table-cell office:value-type="string" table:number-columns-spanned="7" table:number-rows-spanned="1" table:style-name="ce54">
            <text:p>Tableau des compétences vues selon les niveaux</text:p>
          </table:table-cell>
          <table:covered-table-cell table:number-columns-repeated="6"/>
          <table:table-cell table:number-columns-repeated="16375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6">
          <table:table-cell table:number-columns-repeated="2"/>
          <table:table-cell office:value-type="string" table:style-name="ce10">
            <text:p>Parcours A :</text:p>
          </table:table-cell>
          <table:table-cell office:value-type="string" table:number-columns-spanned="5" table:number-rows-spanned="1" table:style-name="ce55">
            <text:p>Réalisation d’applications : conception, développement, validation</text:p>
          </table:table-cell>
          <table:covered-table-cell table:number-columns-repeated="4"/>
          <table:table-cell office:value-type="string" table:style-name="ce11">
            <text:p>proposé</text:p>
          </table:table-cell>
          <table:table-cell table:number-columns-repeated="16375"/>
        </table:table-row>
        <table:table-row table:style-name="ro6">
          <table:table-cell table:number-columns-repeated="2"/>
          <table:table-cell office:value-type="string" table:style-name="ce12">
            <text:p>Parcours B :</text:p>
          </table:table-cell>
          <table:table-cell office:value-type="string" table:number-columns-spanned="5" table:number-rows-spanned="1" table:style-name="ce56">
            <text:p>Déploiement d’applications communicantes et sécurisées</text:p>
          </table:table-cell>
          <table:covered-table-cell table:number-columns-repeated="4"/>
          <table:table-cell office:value-type="string" table:style-name="ce13">
            <text:p>non proposé</text:p>
          </table:table-cell>
          <table:table-cell table:number-columns-repeated="16375"/>
        </table:table-row>
        <table:table-row table:style-name="ro6">
          <table:table-cell table:number-columns-repeated="2"/>
          <table:table-cell office:value-type="string" table:style-name="ce14">
            <text:p>Parcours C :</text:p>
          </table:table-cell>
          <table:table-cell office:value-type="string" table:number-columns-spanned="5" table:number-rows-spanned="1" table:style-name="ce57">
            <text:p>Administration, gestion et exploitation des données</text:p>
          </table:table-cell>
          <table:covered-table-cell table:number-columns-repeated="4"/>
          <table:table-cell office:value-type="string" table:style-name="ce15">
            <text:p>proposé</text:p>
          </table:table-cell>
          <table:table-cell table:number-columns-repeated="16375"/>
        </table:table-row>
        <table:table-row table:style-name="ro6">
          <table:table-cell table:number-columns-repeated="2"/>
          <table:table-cell office:value-type="string" table:style-name="ce16">
            <text:p>Parcours D :</text:p>
          </table:table-cell>
          <table:table-cell office:value-type="string" table:number-columns-spanned="5" table:number-rows-spanned="1" table:style-name="ce58">
            <text:p>Intégration d’applications et management du système d’information</text:p>
          </table:table-cell>
          <table:covered-table-cell table:number-columns-repeated="4"/>
          <table:table-cell office:value-type="string" table:style-name="ce17">
            <text:p>non proposé</text:p>
          </table:table-cell>
          <table:table-cell table:number-columns-repeated="16375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8">
            <text:p>BUT 1</text:p>
          </table:table-cell>
          <table:table-cell office:value-type="string" table:style-name="ce19">
            <text:p>Compétence 1</text:p>
          </table:table-cell>
          <table:table-cell office:value-type="string" table:style-name="ce20">
            <text:p>Compétence 2</text:p>
          </table:table-cell>
          <table:table-cell office:value-type="string" table:style-name="ce20">
            <text:p>Compétence 3</text:p>
          </table:table-cell>
          <table:table-cell office:value-type="string" table:style-name="ce20">
            <text:p>Compétence 4</text:p>
          </table:table-cell>
          <table:table-cell office:value-type="string" table:style-name="ce21">
            <text:p>Compétence 5</text:p>
          </table:table-cell>
          <table:table-cell office:value-type="string" table:style-name="ce22">
            <text:p>Compétence 6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3">
            <text:p>Parcours A :</text:p>
          </table:table-cell>
          <table:table-cell table:style-name="ce24"/>
          <table:table-cell table:number-columns-repeated="3" table:style-name="ce25"/>
          <table:table-cell table:style-name="ce26"/>
          <table:table-cell table:style-name="ce27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8">
            <text:p>Parcours B :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32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33">
            <text:p>Parcours C :</text:p>
          </table:table-cell>
          <table:table-cell table:style-name="ce34"/>
          <table:table-cell table:number-columns-repeated="3" table:style-name="ce35"/>
          <table:table-cell table:style-name="ce36"/>
          <table:table-cell table:style-name="ce37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38">
            <text:p>Parcours D :</text:p>
          </table:table-cell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number-columns-repeated="16375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8">
            <text:p>BUT 2</text:p>
          </table:table-cell>
          <table:table-cell office:value-type="string" table:style-name="ce19">
            <text:p>Compétence 1</text:p>
          </table:table-cell>
          <table:table-cell office:value-type="string" table:style-name="ce20">
            <text:p>Compétence 2</text:p>
          </table:table-cell>
          <table:table-cell office:value-type="string" table:style-name="ce20">
            <text:p>Compétence 3</text:p>
          </table:table-cell>
          <table:table-cell office:value-type="string" table:style-name="ce20">
            <text:p>Compétence 4</text:p>
          </table:table-cell>
          <table:table-cell office:value-type="string" table:style-name="ce21">
            <text:p>Compétence 5</text:p>
          </table:table-cell>
          <table:table-cell office:value-type="string" table:style-name="ce22">
            <text:p>Compétence 6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3">
            <text:p>Parcours A :</text:p>
          </table:table-cell>
          <table:table-cell table:style-name="ce24"/>
          <table:table-cell table:number-columns-repeated="3" table:style-name="ce25"/>
          <table:table-cell table:style-name="ce26"/>
          <table:table-cell table:style-name="ce27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8">
            <text:p>Parcours B :</text:p>
          </table:table-cell>
          <table:table-cell table:style-name="ce29"/>
          <table:table-cell table:number-columns-repeated="3" table:style-name="ce30"/>
          <table:table-cell table:style-name="ce31"/>
          <table:table-cell table:style-name="ce32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33">
            <text:p>Parcours C :</text:p>
          </table:table-cell>
          <table:table-cell table:style-name="ce34"/>
          <table:table-cell table:number-columns-repeated="3" table:style-name="ce35"/>
          <table:table-cell table:style-name="ce36"/>
          <table:table-cell table:style-name="ce37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38">
            <text:p>Parcours D :</text:p>
          </table:table-cell>
          <table:table-cell table:style-name="ce39"/>
          <table:table-cell table:number-columns-repeated="3" table:style-name="ce40"/>
          <table:table-cell table:style-name="ce41"/>
          <table:table-cell table:style-name="ce42"/>
          <table:table-cell table:number-columns-repeated="16375"/>
        </table:table-row>
        <table:table-row table:number-rows-repeated="2" table:style-name="ro1">
          <table:table-cell table:number-columns-repeated="2"/>
          <table:table-cell table:number-columns-repeated="16382" table:style-name="ce1"/>
        </table:table-row>
        <table:table-row table:style-name="ro1">
          <table:table-cell table:number-columns-repeated="2"/>
          <table:table-cell office:value-type="string" table:style-name="ce18">
            <text:p>BUT 3</text:p>
          </table:table-cell>
          <table:table-cell office:value-type="string" table:style-name="ce19">
            <text:p>Compétence 1</text:p>
          </table:table-cell>
          <table:table-cell office:value-type="string" table:style-name="ce20">
            <text:p>Compétence 2</text:p>
          </table:table-cell>
          <table:table-cell office:value-type="string" table:style-name="ce20">
            <text:p>Compétence 3</text:p>
          </table:table-cell>
          <table:table-cell office:value-type="string" table:style-name="ce20">
            <text:p>Compétence 4</text:p>
          </table:table-cell>
          <table:table-cell office:value-type="string" table:style-name="ce21">
            <text:p>Compétence 5</text:p>
          </table:table-cell>
          <table:table-cell office:value-type="string" table:style-name="ce22">
            <text:p>Compétence 6</text:p>
          </table:table-cell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3">
            <text:p>Parcours A :</text:p>
          </table:table-cell>
          <table:table-cell table:style-name="ce24"/>
          <table:table-cell table:style-name="ce25"/>
          <table:table-cell table:number-columns-repeated="2" table:style-name="ce43"/>
          <table:table-cell table:style-name="ce44"/>
          <table:table-cell table:style-name="ce27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28">
            <text:p>Parcours B :</text:p>
          </table:table-cell>
          <table:table-cell table:style-name="ce45"/>
          <table:table-cell table:style-name="ce43"/>
          <table:table-cell table:style-name="ce46"/>
          <table:table-cell table:style-name="ce43"/>
          <table:table-cell table:style-name="ce44"/>
          <table:table-cell table:style-name="ce47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33">
            <text:p>Parcours C :</text:p>
          </table:table-cell>
          <table:table-cell table:style-name="ce48"/>
          <table:table-cell table:number-columns-repeated="2" table:style-name="ce49"/>
          <table:table-cell table:style-name="ce50"/>
          <table:table-cell table:style-name="ce51"/>
          <table:table-cell table:style-name="ce52"/>
          <table:table-cell table:number-columns-repeated="16375"/>
        </table:table-row>
        <table:table-row table:style-name="ro1">
          <table:table-cell table:number-columns-repeated="2"/>
          <table:table-cell office:value-type="string" table:style-name="ce38">
            <text:p>Parcours D :</text:p>
          </table:table-cell>
          <table:table-cell table:style-name="ce39"/>
          <table:table-cell table:number-columns-repeated="3" table:style-name="ce53"/>
          <table:table-cell table:style-name="ce41"/>
          <table:table-cell table:style-name="ce42"/>
          <table:table-cell table:number-columns-repeated="16375"/>
        </table:table-row>
        <table:table-row table:number-rows-repeated="1048547" table:style-name="ro4">
          <table:table-cell table:number-columns-repeated="16384"/>
        </table:table-row>
      </table:table>
      <table:table table:name="INFO1" table:style-name="ta1">
        <table:table-column table:style-name="co1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number-columns-repeated="2" table:default-cell-style-name="ce59"/>
        <table:table-column table:style-name="co1" table:number-columns-repeated="1015" table:default-cell-style-name="ce59"/>
        <table:table-column table:style-name="co4" table:number-columns-repeated="15360" table:default-cell-style-name="ce1"/>
        <table:table-row table:style-name="ro7">
          <table:table-cell/>
          <table:table-cell office:value-type="string" table:number-columns-spanned="8" table:number-rows-spanned="1" table:style-name="ce93">
            <text:p>BUT Informatique - IUT de Lannion - première année (niveau 1)</text:p>
          </table:table-cell>
          <table:covered-table-cell table:number-columns-repeated="7"/>
          <table:table-cell table:number-columns-repeated="1637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7">
          <table:table-cell/>
          <table:table-cell office:value-type="string" table:style-name="ce60">
            <text:p>Compétence 1</text:p>
          </table:table-cell>
          <table:table-cell office:value-type="string" table:number-columns-spanned="7" table:number-rows-spanned="1" table:style-name="ce94">
            <text:p>RÉALISER (un développement d’application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61">
            <text:p>Niveau 1</text:p>
          </table:table-cell>
          <table:table-cell office:value-type="string" table:number-columns-spanned="7" table:number-rows-spanned="1" table:style-name="ce95">
            <text:p>Développer des applications informatiques simples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table:style-name="ce59"/>
          <table:table-cell office:value-type="string" table:number-columns-spanned="7" table:number-rows-spanned="1" table:style-name="ce96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62">
            <text:p>Nom de la compétence</text:p>
          </table:table-cell>
          <table:table-cell office:value-type="string" table:style-name="ce63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table:style-name="ce65"/>
          <table:table-cell office:value-type="string" table:number-columns-spanned="1" table:number-rows-spanned="17" table:style-name="ce97">
            <text:p>Développer des applications informatiques simples</text:p>
          </table:table-cell>
          <table:table-cell office:value-type="string" table:number-columns-spanned="1" table:number-rows-spanned="4" table:style-name="ce97">
            <text:p>AC11.01 : Implémenter des conceptions simples</text:p>
          </table:table-cell>
          <table:table-cell office:value-type="string" table:style-name="ce66">
            <text:p>SAE1.01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ahier de test, Code source, Documentation doxygen, Maquettage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1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4" table:style-name="ce97">
            <text:p>AC11.02 : Élaborer des conceptions simples</text:p>
          </table:table-cell>
          <table:table-cell office:value-type="string" table:style-name="ce66">
            <text:p>SAE1.01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ahier de test, Code source, Documentation doxygen, Maquettage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1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6" table:style-name="ce97">
            <text:p>AC11.03 : Faire des essais et évaluer leurs résultats en regard des spécifications</text:p>
          </table:table-cell>
          <table:table-cell office:value-type="string" table:style-name="ce66">
            <text:p>SAE1.01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ahier de test, Code source, Documentation doxygen, Maquettage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1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2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0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non 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3" table:style-name="ce97">
            <text:p>AC11.04 : Développer des interfaces utilisateurs</text:p>
          </table:table-cell>
          <table:table-cell office:value-type="string" table:style-name="ce66">
            <text:p>R1.02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0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non 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9">
          <table:table-cell table:style-name="ce65"/>
          <table:table-cell table:style-name="ce67"/>
          <table:table-cell table:number-columns-repeated="6" table:style-name="ce65"/>
          <table:table-cell table:content-validation-name="val1" table:style-name="ce65"/>
          <table:table-cell table:number-columns-repeated="16375" table:style-name="ce65"/>
        </table:table-row>
        <table:table-row table:style-name="ro9">
          <table:table-cell table:style-name="ce65"/>
          <table:table-cell table:number-columns-repeated="16383" table:style-name="ce65"/>
        </table:table-row>
        <table:table-row table:style-name="ro7">
          <table:table-cell/>
          <table:table-cell office:value-type="string" table:style-name="ce68">
            <text:p>Compétence 2</text:p>
          </table:table-cell>
          <table:table-cell office:value-type="string" table:number-columns-spanned="7" table:number-rows-spanned="1" table:style-name="ce98">
            <text:p>OPTIMISER (des applications informatiques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69">
            <text:p>Niveau 1</text:p>
          </table:table-cell>
          <table:table-cell office:value-type="string" table:number-columns-spanned="7" table:number-rows-spanned="1" table:style-name="ce99">
            <text:p>Appréhender et construire des algorithmes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table:style-name="ce59"/>
          <table:table-cell office:value-type="string" table:number-columns-spanned="7" table:number-rows-spanned="1" table:style-name="ce100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70">
            <text:p>Nom de la compétence</text:p>
          </table:table-cell>
          <table:table-cell office:value-type="string" table:style-name="ce70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table:style-name="ce65"/>
          <table:table-cell office:value-type="string" table:number-columns-spanned="1" table:number-rows-spanned="14" table:style-name="ce101">
            <text:p>Appréhender et construire des algorithmes</text:p>
          </table:table-cell>
          <table:table-cell office:value-type="string" table:number-columns-spanned="1" table:number-rows-spanned="5" table:style-name="ce101">
            <text:p>AC12.01 : Analyser un problème avec méthode (découpage en éléments algorithmiques simples, structure de données...)</text:p>
          </table:table-cell>
          <table:table-cell office:value-type="string" table:style-name="ce71">
            <text:p>SAE1.0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ode source, Capture d'ecra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R1.01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R1.03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4" table:style-name="ce101">
            <text:p>AC12.02 : Comparer des algorithmes pour des problèmes classiques (tris simples, recherche...)</text:p>
          </table:table-cell>
          <table:table-cell office:value-type="string" table:style-name="ce71">
            <text:p>SAE1.0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ode source, Capture d'ecra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non 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R1.01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5" table:style-name="ce101">
            <text:p>AC12.03 : Formaliser et mettre en œuvre des outils mathématiques pour l’informatique</text:p>
          </table:table-cell>
          <table:table-cell office:value-type="string" table:style-name="ce71">
            <text:p>SAE1.0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ode source, Capture d'ecra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R1.06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R1.07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1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9">
          <table:table-cell table:style-name="ce65"/>
          <table:table-cell table:style-name="ce67"/>
          <table:table-cell table:style-name="ce65"/>
          <table:table-cell table:style-name="ce72"/>
          <table:table-cell table:number-columns-repeated="4" table:style-name="ce65"/>
          <table:table-cell table:content-validation-name="val1" table:style-name="ce65"/>
          <table:table-cell table:number-columns-repeated="16375" table:style-name="ce65"/>
        </table:table-row>
        <table:table-row table:style-name="ro9">
          <table:table-cell table:style-name="ce65"/>
          <table:table-cell table:number-columns-repeated="16383" table:style-name="ce65"/>
        </table:table-row>
        <table:table-row table:style-name="ro7">
          <table:table-cell/>
          <table:table-cell office:value-type="string" table:style-name="ce73">
            <text:p>Compétence 3</text:p>
          </table:table-cell>
          <table:table-cell office:value-type="string" table:number-columns-spanned="7" table:number-rows-spanned="1" table:style-name="ce102">
            <text:p>ADMINISTRER (des systèmes informatiques communicants complexes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74">
            <text:p>Niveau 1</text:p>
          </table:table-cell>
          <table:table-cell office:value-type="string" table:number-columns-spanned="7" table:number-rows-spanned="1" table:style-name="ce103">
            <text:p>Installer et configurer un poste de travail</text:p>
          </table:table-cell>
          <table:covered-table-cell table:number-columns-repeated="6"/>
          <table:table-cell table:number-columns-repeated="16375"/>
        </table:table-row>
        <table:table-row table:style-name="ro10">
          <table:table-cell table:style-name="ce75"/>
          <table:table-cell table:style-name="ce75"/>
          <table:table-cell office:value-type="string" table:number-columns-spanned="7" table:number-rows-spanned="1" table:style-name="ce104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number-columns-repeated="16375" table:style-name="ce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76">
            <text:p>Nom de la compétence</text:p>
          </table:table-cell>
          <table:table-cell office:value-type="string" table:style-name="ce77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table:style-name="ce65"/>
          <table:table-cell office:value-type="string" table:number-columns-spanned="1" table:number-rows-spanned="15" table:style-name="ce105">
            <text:p>Installer et configurer un poste de travail</text:p>
          </table:table-cell>
          <table:table-cell office:value-type="string" table:number-columns-spanned="1" table:number-rows-spanned="5" table:style-name="ce105">
            <text:p>AC13.01 : Identifier les différents composants (matériels et logiciels) d’un système numérique</text:p>
          </table:table-cell>
          <table:table-cell office:value-type="string" table:style-name="ce66">
            <text:p>SAE1.03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OC_TECHNIQUE.html, DOC_UTILISATEUR.html/.md, 3 code source.c, Repartition des taches, Script bash, Script gener les doc en php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3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0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non 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4" table:style-name="ce105">
            <text:p>AC13.02 : Utiliser les fonctionnalités de base d’un système multitâches / multiutilisateurs</text:p>
          </table:table-cell>
          <table:table-cell office:value-type="string" table:style-name="ce66">
            <text:p>SAE1.03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OC_TECHNIQUE.html, DOC_UTILISATEUR.html/.md, 3 code source.c, Repartition des taches, Script bash, Script gener les doc en php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8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78">
            <text:p>Oui</text:p>
          </table:table-cell>
          <table:table-cell office:value-type="string" table:content-validation-name="val1" table:style-name="ce78">
            <text:p>Non</text:p>
          </table:table-cell>
          <table:table-cell office:value-type="string" table:content-validation-name="val2" table:style-name="ce78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8">
            <text:p>R1.04</text:p>
          </table:table-cell>
          <table:table-cell office:value-type="float" office:value="1" table:style-name="ce66">
            <text:p>1</text:p>
          </table:table-cell>
          <table:table-cell table:style-name="ce78"/>
          <table:table-cell office:value-type="string" table:content-validation-name="val1" table:style-name="ce78">
            <text:p>Non</text:p>
          </table:table-cell>
          <table:table-cell office:value-type="string" table:content-validation-name="val1" table:style-name="ce78">
            <text:p>Oui</text:p>
          </table:table-cell>
          <table:table-cell office:value-type="string" table:content-validation-name="val2" table:style-name="ce78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8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78">
            <text:p>CV</text:p>
          </table:table-cell>
          <table:table-cell office:value-type="string" table:content-validation-name="val1" table:style-name="ce78">
            <text:p>Oui</text:p>
          </table:table-cell>
          <table:table-cell office:value-type="string" table:content-validation-name="val1" table:style-name="ce78">
            <text:p>Oui</text:p>
          </table:table-cell>
          <table:table-cell office:value-type="string" table:content-validation-name="val2" table:style-name="ce78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4" table:style-name="ce105">
            <text:p>AC13.03 : Installer et configurer un système d’exploitation et des outils de développement</text:p>
          </table:table-cell>
          <table:table-cell office:value-type="string" table:style-name="ce78">
            <text:p>SAE1.03</text:p>
          </table:table-cell>
          <table:table-cell office:value-type="float" office:value="1" table:style-name="ce66">
            <text:p>1</text:p>
          </table:table-cell>
          <table:table-cell office:value-type="string" table:style-name="ce78">
            <text:p>DOC_TECHNIQUE.html, DOC_UTILISATEUR.html/.md, 3 code source.c, Repartition des taches, Script bash, Script gener les doc en php</text:p>
          </table:table-cell>
          <table:table-cell office:value-type="string" table:content-validation-name="val1" table:style-name="ce78">
            <text:p>Oui</text:p>
          </table:table-cell>
          <table:table-cell office:value-type="string" table:content-validation-name="val1" table:style-name="ce78">
            <text:p>Oui</text:p>
          </table:table-cell>
          <table:table-cell office:value-type="string" table:content-validation-name="val2" table:style-name="ce78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8">
            <text:p>PORTFOLIO</text:p>
          </table:table-cell>
          <table:table-cell office:value-type="float" office:value="1" table:style-name="ce66">
            <text:p>1</text:p>
          </table:table-cell>
          <table:table-cell table:style-name="ce78"/>
          <table:table-cell office:value-type="string" table:content-validation-name="val1" table:style-name="ce78">
            <text:p>Non</text:p>
          </table:table-cell>
          <table:table-cell office:value-type="string" table:content-validation-name="val1" table:style-name="ce78">
            <text:p>Non</text:p>
          </table:table-cell>
          <table:table-cell office:value-type="string" table:content-validation-name="val2" table:style-name="ce78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8">
            <text:p>R1.04</text:p>
          </table:table-cell>
          <table:table-cell office:value-type="float" office:value="1" table:style-name="ce66">
            <text:p>1</text:p>
          </table:table-cell>
          <table:table-cell table:style-name="ce78"/>
          <table:table-cell office:value-type="string" table:content-validation-name="val1" table:style-name="ce78">
            <text:p>Non</text:p>
          </table:table-cell>
          <table:table-cell office:value-type="string" table:content-validation-name="val1" table:style-name="ce78">
            <text:p>Oui</text:p>
          </table:table-cell>
          <table:table-cell office:value-type="string" table:content-validation-name="val2" table:style-name="ce78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78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78">
            <text:p>CV</text:p>
          </table:table-cell>
          <table:table-cell office:value-type="string" table:content-validation-name="val1" table:style-name="ce78">
            <text:p>Oui</text:p>
          </table:table-cell>
          <table:table-cell office:value-type="string" table:content-validation-name="val1" table:style-name="ce78">
            <text:p>Oui</text:p>
          </table:table-cell>
          <table:table-cell office:value-type="string" table:content-validation-name="val2" table:style-name="ce78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2" table:style-name="ce105">
            <text:p>AC13.04 : Configurer un poste de travail dans un réseau d’entreprise</text:p>
          </table:table-cell>
          <table:table-cell office:value-type="string" table:style-name="ce78">
            <text:p>R1.11</text:p>
          </table:table-cell>
          <table:table-cell office:value-type="float" office:value="1" table:style-name="ce66">
            <text:p>1</text:p>
          </table:table-cell>
          <table:table-cell office:value-type="string" table:style-name="ce78">
            <text:p>Diapo, Compte rendu d'interview</text:p>
          </table:table-cell>
          <table:table-cell office:value-type="string" table:content-validation-name="val1" table:style-name="ce78">
            <text:p>Oui</text:p>
          </table:table-cell>
          <table:table-cell office:value-type="string" table:content-validation-name="val1" table:style-name="ce78">
            <text:p>Oui</text:p>
          </table:table-cell>
          <table:table-cell office:value-type="string" table:content-validation-name="val2" table:style-name="ce78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7">
          <table:table-cell/>
          <table:table-cell office:value-type="string" table:style-name="ce79">
            <text:p>Compétence 4</text:p>
          </table:table-cell>
          <table:table-cell office:value-type="string" table:number-columns-spanned="7" table:number-rows-spanned="1" table:style-name="ce106">
            <text:p>GERER (des données de l’information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80">
            <text:p>Niveau 1</text:p>
          </table:table-cell>
          <table:table-cell office:value-type="string" table:number-columns-spanned="7" table:number-rows-spanned="1" table:style-name="ce107">
            <text:p>Concevoir et mettre en place une base de données à partir d’un cahier des charges client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table:style-name="ce59"/>
          <table:table-cell office:value-type="string" table:number-columns-spanned="7" table:number-rows-spanned="1" table:style-name="ce108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81">
            <text:p>Nom de la compétence</text:p>
          </table:table-cell>
          <table:table-cell office:value-type="string" table:style-name="ce82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table:style-name="ce65"/>
          <table:table-cell office:value-type="string" table:number-columns-spanned="1" table:number-rows-spanned="12" table:style-name="ce109">
            <text:p>Concevoir et mettre en place une base de données à partir d’un cahier des charges client</text:p>
          </table:table-cell>
          <table:table-cell office:value-type="string" table:number-columns-spanned="1" table:number-rows-spanned="6" table:style-name="ce109">
            <text:p>AC14.01 : Mettre à jour et interroger une base de données relationnelle (en requêtes directes ou à travers une application)</text:p>
          </table:table-cell>
          <table:table-cell office:value-type="string" table:style-name="ce66">
            <text:p>SAE1.04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gramme de classe, Script .sql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5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6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9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po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2" table:style-name="ce109">
            <text:p>AC14.02 : Visualiser des données</text:p>
          </table:table-cell>
          <table:table-cell office:value-type="string" table:style-name="ce66">
            <text:p>R1.09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po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4" table:style-name="ce109">
            <text:p>AC14.03 : Concevoir une base de données relationnelle à partir d’un cahier des charges</text:p>
          </table:table-cell>
          <table:table-cell office:value-type="string" table:style-name="ce66">
            <text:p>SAE1.04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gramme de classe, Script .sql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5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7">
          <table:table-cell/>
          <table:table-cell office:value-type="string" table:style-name="ce83">
            <text:p>Compétence 5</text:p>
          </table:table-cell>
          <table:table-cell office:value-type="string" table:number-columns-spanned="7" table:number-rows-spanned="1" table:style-name="ce110">
            <text:p>CONDUIRE (un projet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84">
            <text:p>Niveau 1</text:p>
          </table:table-cell>
          <table:table-cell office:value-type="string" table:number-columns-spanned="7" table:number-rows-spanned="1" table:style-name="ce111">
            <text:p>Identifier les besoins métiers des clients et des utilisateurs</text:p>
          </table:table-cell>
          <table:covered-table-cell table:number-columns-repeated="6"/>
          <table:table-cell table:number-columns-repeated="16375"/>
        </table:table-row>
        <table:table-row table:style-name="ro10">
          <table:table-cell/>
          <table:table-cell table:style-name="ce59"/>
          <table:table-cell office:value-type="string" table:number-columns-spanned="7" table:number-rows-spanned="1" table:style-name="ce112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85">
            <text:p>Nom de la compétence</text:p>
          </table:table-cell>
          <table:table-cell office:value-type="string" table:style-name="ce86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table:style-name="ce65"/>
          <table:table-cell office:value-type="string" table:number-columns-spanned="1" table:number-rows-spanned="11" table:style-name="ce113">
            <text:p>Identifier les besoins métiers des clients et des utilisateurs</text:p>
          </table:table-cell>
          <table:table-cell office:value-type="string" table:number-columns-spanned="1" table:number-rows-spanned="6" table:style-name="ce113">
            <text:p>AC15.01 : Appréhender les besoins du client et de l'utilisateur</text:p>
          </table:table-cell>
          <table:table-cell office:value-type="string" table:style-name="ce66">
            <text:p>SAE1.05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Receuil des besoin,Maquettage, Arboresence, Charte graphique , page HTML/CSS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2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08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po, Excel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1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po, Compte rendu d'interview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87">
            <text:p>AC15.02 : Mettre en place les outils de gestion de projet</text:p>
          </table:table-cell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number-columns-spanned="1" table:number-rows-spanned="4" table:style-name="ce113">
            <text:p>AC15.03 : Identifier les acteurs et les différentes phases d’un cycle de développement</text:p>
          </table:table-cell>
          <table:table-cell office:value-type="string" table:style-name="ce66">
            <text:p>SAE1.05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Receuil des besoin,Maquettage, Arboresence, Charte graphique , page HTML/CSS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1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po, Compte rendu d'interview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style-name="ro8">
          <table:table-cell table:style-name="ce65"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 table:style-name="ce6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7">
          <table:table-cell/>
          <table:table-cell office:value-type="string" table:style-name="ce88">
            <text:p>Compétence 6</text:p>
          </table:table-cell>
          <table:table-cell office:value-type="string" table:number-columns-spanned="7" table:number-rows-spanned="1" table:style-name="ce114">
            <text:p>COLLABORER (travailler dans une équipe informatique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89">
            <text:p>Niveau 1</text:p>
          </table:table-cell>
          <table:table-cell office:value-type="string" table:number-columns-spanned="7" table:number-rows-spanned="1" table:style-name="ce115">
            <text:p>Identifier ses aptitudes pour travailler dans une équipe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table:style-name="ce59"/>
          <table:table-cell office:value-type="string" table:number-columns-spanned="7" table:number-rows-spanned="1" table:style-name="ce116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90">
            <text:p>Nom de la compétence</text:p>
          </table:table-cell>
          <table:table-cell office:value-type="string" table:style-name="ce90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/>
          <table:table-cell office:value-type="string" table:number-columns-spanned="1" table:number-rows-spanned="14" table:style-name="ce117">
            <text:p>Identifier ses aptitudes pour travailler dans une équipe</text:p>
          </table:table-cell>
          <table:table-cell office:value-type="string" table:number-columns-spanned="1" table:number-rows-spanned="7" table:style-name="ce117">
            <text:p>AC16.01 : Appréhender l’écosystème numérique</text:p>
          </table:table-cell>
          <table:table-cell office:value-type="string" table:style-name="ce66">
            <text:p>SAE1.06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2 Diapo, Grille de caractéristique de l'entreprise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style-name="ro8">
          <table:table-cell/>
          <table:covered-table-cell/>
          <table:covered-table-cell/>
          <table:table-cell office:value-type="string" table:style-name="ce66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/>
        </table:table-row>
        <table:table-row table:style-name="ro8">
          <table:table-cell/>
          <table:covered-table-cell/>
          <table:covered-table-cell/>
          <table:table-cell office:value-type="string" table:style-name="ce66">
            <text:p>R1.02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style-name="ro8">
          <table:table-cell/>
          <table:covered-table-cell/>
          <table:covered-table-cell/>
          <table:table-cell office:value-type="string" table:style-name="ce66">
            <text:p>R1.08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po, Excel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style-name="ro8">
          <table:table-cell/>
          <table:covered-table-cell/>
          <table:covered-table-cell/>
          <table:table-cell office:value-type="string" table:style-name="ce66">
            <text:p>R1.09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po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style-name="ro8">
          <table:table-cell/>
          <table:covered-table-cell/>
          <table:covered-table-cell/>
          <table:table-cell office:value-type="string" table:style-name="ce66">
            <text:p>R1.11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po, Compte rendu d'interview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style-name="ro8">
          <table:table-cell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style-name="ro8">
          <table:table-cell/>
          <table:covered-table-cell/>
          <table:table-cell office:value-type="string" table:style-name="ce91">
            <text:p>AC16.02 : Découvrir les aptitudes requises selon les différents secteurs informatiques</text:p>
          </table:table-cell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style-name="ro8">
          <table:table-cell/>
          <table:covered-table-cell/>
          <table:table-cell office:value-type="string" table:style-name="ce91">
            <text:p>AC16.03 : Identifier les statuts, les fonctions et les rôles de chaque membre d’une équipe pluridisciplinaire</text:p>
          </table:table-cell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style-name="ro8">
          <table:table-cell/>
          <table:covered-table-cell/>
          <table:table-cell office:value-type="string" table:number-columns-spanned="1" table:number-rows-spanned="5" table:style-name="ce117">
            <text:p>AC16.04 : Acquérir les compétences interpersonnelles pour travailler en équipe</text:p>
          </table:table-cell>
          <table:table-cell office:value-type="string" table:style-name="ce66">
            <text:p>SAE1.06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2 Diapo, Grille de caractéristique de l'entreprise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style-name="ro8">
          <table:table-cell/>
          <table:covered-table-cell/>
          <table:covered-table-cell/>
          <table:table-cell office:value-type="string" table:style-name="ce66">
            <text:p>PORTFOLIO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Non</text:p>
          </table:table-cell>
          <table:table-cell office:value-type="string" table:content-validation-name="val2" table:style-name="ce66">
            <text:p>en cours d'acquisition</text:p>
          </table:table-cell>
          <table:table-cell table:number-columns-repeated="16375"/>
        </table:table-row>
        <table:table-row table:style-name="ro8">
          <table:table-cell/>
          <table:covered-table-cell/>
          <table:covered-table-cell/>
          <table:table-cell office:value-type="string" table:style-name="ce66">
            <text:p>R1.10</text:p>
          </table:table-cell>
          <table:table-cell office:value-type="float" office:value="1" table:style-name="ce66">
            <text:p>1</text:p>
          </table:table-cell>
          <table:table-cell table:style-name="ce66"/>
          <table:table-cell office:value-type="string" table:content-validation-name="val1" table:style-name="ce66">
            <text:p>Non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non acquis</text:p>
          </table:table-cell>
          <table:table-cell table:number-columns-repeated="16375"/>
        </table:table-row>
        <table:table-row table:style-name="ro8">
          <table:table-cell/>
          <table:covered-table-cell/>
          <table:covered-table-cell/>
          <table:table-cell office:value-type="string" table:style-name="ce66">
            <text:p>R1.11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Diapo, Compte rendu d'interview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style-name="ro8">
          <table:table-cell/>
          <table:covered-table-cell/>
          <table:covered-table-cell/>
          <table:table-cell office:value-type="string" table:style-name="ce66">
            <text:p>R1.12</text:p>
          </table:table-cell>
          <table:table-cell office:value-type="float" office:value="1" table:style-name="ce66">
            <text:p>1</text:p>
          </table:table-cell>
          <table:table-cell office:value-type="string" table:style-name="ce66">
            <text:p>CV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1" table:style-name="ce66">
            <text:p>Oui</text:p>
          </table:table-cell>
          <table:table-cell office:value-type="string" table:content-validation-name="val2" table:style-name="ce66">
            <text:p>acquis</text:p>
          </table:table-cell>
          <table:table-cell table:number-columns-repeated="1637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64">
            <text:p>nomenclature</text:p>
          </table:table-cell>
          <table:table-cell office:value-type="string" table:style-name="ce92">
            <text:p>ACxy.zz</text:p>
          </table:table-cell>
          <table:table-cell office:value-type="string" table:number-columns-spanned="3" table:number-rows-spanned="1" table:style-name="ce118">
            <text:p>x : numéro du niveau (1, 2 ou 3)</text:p>
          </table:table-cell>
          <table:covered-table-cell table:number-columns-repeated="2"/>
          <table:table-cell table:number-columns-repeated="2" table:style-name="ce75"/>
          <table:table-cell table:number-columns-repeated="16376"/>
        </table:table-row>
        <table:table-row table:style-name="ro9">
          <table:table-cell/>
          <table:table-cell table:style-name="ce64"/>
          <table:table-cell table:style-name="ce92"/>
          <table:table-cell office:value-type="string" table:number-columns-spanned="3" table:number-rows-spanned="1" table:style-name="ce119">
            <text:p>y : numéro de la compétence (1, 2, 3, 4 ou 5)</text:p>
          </table:table-cell>
          <table:covered-table-cell table:number-columns-repeated="2"/>
          <table:table-cell table:number-columns-repeated="1018" table:style-name="ce59"/>
          <table:table-cell table:number-columns-repeated="15360"/>
        </table:table-row>
        <table:table-row table:style-name="ro1">
          <table:table-cell/>
          <table:table-cell table:style-name="ce64"/>
          <table:table-cell table:style-name="ce92"/>
          <table:table-cell office:value-type="string" table:number-columns-spanned="3" table:number-rows-spanned="1" table:style-name="ce119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 table:style-name="ce59"/>
          <table:table-cell table:number-columns-repeated="15360"/>
        </table:table-row>
        <table:table-row table:number-rows-repeated="1048445" table:style-name="ro4">
          <table:table-cell table:number-columns-repeated="16384"/>
        </table:table-row>
      </table:table>
      <table:table table:name="INFO2" table:style-name="ta1">
        <table:table-column table:style-name="co1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number-columns-repeated="2" table:default-cell-style-name="ce59"/>
        <table:table-column table:style-name="co1" table:number-columns-repeated="1015" table:default-cell-style-name="ce59"/>
        <table:table-column table:style-name="co4" table:number-columns-repeated="15360" table:default-cell-style-name="ce1"/>
        <table:table-row table:style-name="ro7">
          <table:table-cell/>
          <table:table-cell office:value-type="string" table:number-columns-spanned="8" table:number-rows-spanned="1" table:style-name="ce93">
            <text:p>BUT Informatique - IUT de Lannion - deuxième année (niveau 2)</text:p>
          </table:table-cell>
          <table:covered-table-cell table:number-columns-repeated="7"/>
          <table:table-cell table:number-columns-repeated="1637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7">
          <table:table-cell/>
          <table:table-cell office:value-type="string" table:style-name="ce60">
            <text:p>Compétence 1</text:p>
          </table:table-cell>
          <table:table-cell office:value-type="string" table:number-columns-spanned="7" table:number-rows-spanned="1" table:style-name="ce94">
            <text:p>RÉALISER (un développement d’application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61">
            <text:p>Niveau 2</text:p>
          </table:table-cell>
          <table:table-cell office:value-type="string" table:number-columns-spanned="7" table:number-rows-spanned="1" table:style-name="ce95">
            <text:p>Partir des exigences et aller jusqu’à une application complète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table:style-name="ce59"/>
          <table:table-cell office:value-type="string" table:number-columns-spanned="7" table:number-rows-spanned="1" table:style-name="ce96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62">
            <text:p>Nom de la compétence</text:p>
          </table:table-cell>
          <table:table-cell office:value-type="string" table:style-name="ce63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table:style-name="ce65"/>
          <table:table-cell office:value-type="string" table:number-columns-spanned="1" table:number-rows-spanned="4" table:style-name="ce97">
            <text:p>Partir des exigences et aller jusqu’à une application complète</text:p>
          </table:table-cell>
          <table:table-cell office:value-type="string" table:style-name="ce120">
            <text:p>AC21.01 : Élaborer et implémenter les spécifications fonctionnelles et non fonctionnelles à partir des exigences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0">
            <text:p>AC21.02 : Appliquer des principes d’accessibilité et d’ergonomie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0">
            <text:p>AC21.03 : Adopter de bonnes pratiques de conception et de programmation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0">
            <text:p>AC21.04 : Vérifier et valider la qualité de l’application par les tests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9">
          <table:table-cell table:style-name="ce65"/>
          <table:table-cell table:style-name="ce67"/>
          <table:table-cell table:number-columns-repeated="6" table:style-name="ce65"/>
          <table:table-cell table:content-validation-name="val3" table:style-name="ce65"/>
          <table:table-cell table:number-columns-repeated="16375" table:style-name="ce65"/>
        </table:table-row>
        <table:table-row table:style-name="ro9">
          <table:table-cell table:style-name="ce65"/>
          <table:table-cell table:number-columns-repeated="16383" table:style-name="ce65"/>
        </table:table-row>
        <table:table-row table:style-name="ro7">
          <table:table-cell/>
          <table:table-cell office:value-type="string" table:style-name="ce68">
            <text:p>Compétence 2</text:p>
          </table:table-cell>
          <table:table-cell office:value-type="string" table:number-columns-spanned="7" table:number-rows-spanned="1" table:style-name="ce98">
            <text:p>OPTIMISER (des applications informatiques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69">
            <text:p>Niveau 2</text:p>
          </table:table-cell>
          <table:table-cell office:value-type="string" table:number-columns-spanned="7" table:number-rows-spanned="1" table:style-name="ce99">
            <text:p>Sélectionner les algorithmes adéquats pour répondre à un problème donné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table:style-name="ce59"/>
          <table:table-cell office:value-type="string" table:number-columns-spanned="7" table:number-rows-spanned="1" table:style-name="ce100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70">
            <text:p>Nom de la compétence</text:p>
          </table:table-cell>
          <table:table-cell office:value-type="string" table:style-name="ce70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table:style-name="ce65"/>
          <table:table-cell office:value-type="string" table:number-columns-spanned="1" table:number-rows-spanned="4" table:style-name="ce101">
            <text:p>Sélectionner les algorithmes adéquats pour répondre à un problème donné</text:p>
          </table:table-cell>
          <table:table-cell office:value-type="string" table:style-name="ce121">
            <text:p>AC22.01 : Choisir des structures de données complexes adaptées au problème</text:p>
          </table:table-cell>
          <table:table-cell table:style-name="ce71"/>
          <table:table-cell table:number-columns-repeated="2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1">
            <text:p>AC22.02 : Utiliser des techniques algorithmiques adaptées pour des problèmes complexes (par ex. recherche opérationnelle, méthodes arborescentes, optimisation globale, intelligence artificielle...)</text:p>
          </table:table-cell>
          <table:table-cell table:style-name="ce71"/>
          <table:table-cell table:number-columns-repeated="2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1">
            <text:p>AC22.03 : Comprendre les enjeux et moyens de sécurisation des données et du code</text:p>
          </table:table-cell>
          <table:table-cell table:style-name="ce71"/>
          <table:table-cell table:number-columns-repeated="2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1">
            <text:p>AC22.04 : Évaluer l’impact environnemental et sociétal des solutions proposées</text:p>
          </table:table-cell>
          <table:table-cell table:style-name="ce71"/>
          <table:table-cell table:number-columns-repeated="2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9">
          <table:table-cell table:style-name="ce65"/>
          <table:table-cell table:style-name="ce67"/>
          <table:table-cell table:style-name="ce65"/>
          <table:table-cell table:style-name="ce72"/>
          <table:table-cell table:number-columns-repeated="4" table:style-name="ce65"/>
          <table:table-cell table:content-validation-name="val3" table:style-name="ce65"/>
          <table:table-cell table:number-columns-repeated="16375" table:style-name="ce65"/>
        </table:table-row>
        <table:table-row table:style-name="ro9">
          <table:table-cell table:style-name="ce65"/>
          <table:table-cell table:number-columns-repeated="16383" table:style-name="ce65"/>
        </table:table-row>
        <table:table-row table:style-name="ro7">
          <table:table-cell/>
          <table:table-cell office:value-type="string" table:style-name="ce73">
            <text:p>Compétence 3</text:p>
          </table:table-cell>
          <table:table-cell office:value-type="string" table:number-columns-spanned="7" table:number-rows-spanned="1" table:style-name="ce102">
            <text:p>ADMINISTRER (des systèmes informatiques communicants complexes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74">
            <text:p>Niveau 2</text:p>
          </table:table-cell>
          <table:table-cell office:value-type="string" table:number-columns-spanned="7" table:number-rows-spanned="1" table:style-name="ce103">
            <text:p>Déployer des services dans une architecture réseau</text:p>
          </table:table-cell>
          <table:covered-table-cell table:number-columns-repeated="6"/>
          <table:table-cell table:number-columns-repeated="16375"/>
        </table:table-row>
        <table:table-row table:style-name="ro10">
          <table:table-cell table:style-name="ce75"/>
          <table:table-cell table:style-name="ce75"/>
          <table:table-cell office:value-type="string" table:number-columns-spanned="7" table:number-rows-spanned="1" table:style-name="ce104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number-columns-repeated="16375" table:style-name="ce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76">
            <text:p>Nom de la compétence</text:p>
          </table:table-cell>
          <table:table-cell office:value-type="string" table:style-name="ce77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table:style-name="ce65"/>
          <table:table-cell office:value-type="string" table:number-columns-spanned="1" table:number-rows-spanned="3" table:style-name="ce105">
            <text:p>Déployer des services dans une architecture réseau</text:p>
          </table:table-cell>
          <table:table-cell office:value-type="string" table:style-name="ce122">
            <text:p>AC23.01 : Concevoir et développer des applications communicantes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2">
            <text:p>AC23.02 : Utiliser des serveurs et des services réseaux virtualisés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2">
            <text:p>AC23.03 : Sécuriser les services et données d’un système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7">
          <table:table-cell/>
          <table:table-cell office:value-type="string" table:style-name="ce79">
            <text:p>Compétence 4</text:p>
          </table:table-cell>
          <table:table-cell office:value-type="string" table:number-columns-spanned="7" table:number-rows-spanned="1" table:style-name="ce106">
            <text:p>GERER (des données de l’information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80">
            <text:p>Niveau 2</text:p>
          </table:table-cell>
          <table:table-cell office:value-type="string" table:number-columns-spanned="7" table:number-rows-spanned="1" table:style-name="ce107">
            <text:p>Optimiser une base de données, interagir avec une application et mettre en œuvre la sécurité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table:style-name="ce59"/>
          <table:table-cell office:value-type="string" table:number-columns-spanned="7" table:number-rows-spanned="1" table:style-name="ce108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81">
            <text:p>Nom de la compétence</text:p>
          </table:table-cell>
          <table:table-cell office:value-type="string" table:style-name="ce82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table:style-name="ce65"/>
          <table:table-cell office:value-type="string" table:number-columns-spanned="1" table:number-rows-spanned="4" table:style-name="ce109">
            <text:p>Optimiser une base de données, interagir avec une application et mettre en œuvre la sécurité</text:p>
          </table:table-cell>
          <table:table-cell office:value-type="string" table:style-name="ce123">
            <text:p>AC24.01 : Optimiser les modèles de données de l’entreprise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3">
            <text:p>AC24.02 : Assurer la sécurité des données (intégrité et confidentialité)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3">
            <text:p>AC24.03 : Organiser la restitution de données à travers la programmation et la visualisation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123">
            <text:p>AC24.04 : Manipuler des données hétérogènes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7">
          <table:table-cell/>
          <table:table-cell office:value-type="string" table:style-name="ce83">
            <text:p>Compétence 5</text:p>
          </table:table-cell>
          <table:table-cell office:value-type="string" table:number-columns-spanned="7" table:number-rows-spanned="1" table:style-name="ce110">
            <text:p>CONDUIRE (un projet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84">
            <text:p>Niveau 2</text:p>
          </table:table-cell>
          <table:table-cell office:value-type="string" table:number-columns-spanned="7" table:number-rows-spanned="1" table:style-name="ce111">
            <text:p>Appliquer une démarche de suivi de projet en fonction des besoins métiers des clients et des utilisateurs</text:p>
          </table:table-cell>
          <table:covered-table-cell table:number-columns-repeated="6"/>
          <table:table-cell table:number-columns-repeated="16375"/>
        </table:table-row>
        <table:table-row table:style-name="ro10">
          <table:table-cell/>
          <table:table-cell table:style-name="ce59"/>
          <table:table-cell office:value-type="string" table:number-columns-spanned="7" table:number-rows-spanned="1" table:style-name="ce112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85">
            <text:p>Nom de la compétence</text:p>
          </table:table-cell>
          <table:table-cell office:value-type="string" table:style-name="ce86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table:style-name="ce65"/>
          <table:table-cell office:value-type="string" table:number-columns-spanned="1" table:number-rows-spanned="4" table:style-name="ce113">
            <text:p>Appliquer une démarche de suivi de projet en fonction des besoins métiers des clients et des utilisateurs</text:p>
          </table:table-cell>
          <table:table-cell office:value-type="string" table:style-name="ce87">
            <text:p>AC25.01 : Identifier les processus présents dans une organisation en vue d’améliorer les systèmes d’information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87">
            <text:p>AC25.02 : Formaliser les besoins du client et de l'utilisateur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87">
            <text:p>AC25.03 : Identifier les critères de faisabilité d’un projet informatique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style-name="ro8">
          <table:table-cell table:style-name="ce65"/>
          <table:covered-table-cell/>
          <table:table-cell office:value-type="string" table:style-name="ce87">
            <text:p>AC25.04 : Définir et mettre en œuvre une démarche de suivi de projet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 table:style-name="ce6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7">
          <table:table-cell/>
          <table:table-cell office:value-type="string" table:style-name="ce88">
            <text:p>Compétence 6</text:p>
          </table:table-cell>
          <table:table-cell office:value-type="string" table:number-columns-spanned="7" table:number-rows-spanned="1" table:style-name="ce114">
            <text:p>COLLABORER (travailler dans une équipe informatique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office:value-type="string" table:style-name="ce89">
            <text:p>Niveau 2</text:p>
          </table:table-cell>
          <table:table-cell office:value-type="string" table:number-columns-spanned="7" table:number-rows-spanned="1" table:style-name="ce115">
            <text:p>Situer son rôle et ses missions au sein d’une équipe informatique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/>
          <table:table-cell table:style-name="ce59"/>
          <table:table-cell office:value-type="string" table:number-columns-spanned="7" table:number-rows-spanned="1" table:style-name="ce116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90">
            <text:p>Nom de la compétence</text:p>
          </table:table-cell>
          <table:table-cell office:value-type="string" table:style-name="ce90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/>
          <table:table-cell office:value-type="string" table:number-columns-spanned="1" table:number-rows-spanned="4" table:style-name="ce117">
            <text:p>Situer son rôle et ses missions au sein d’une équipe informatique</text:p>
          </table:table-cell>
          <table:table-cell office:value-type="string" table:style-name="ce91">
            <text:p>AC26.01 : Comprendre la diversité, la structure et la dimension de l’informatique dans une organisation (ESN, DSI,...)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/>
        </table:table-row>
        <table:table-row table:style-name="ro8">
          <table:table-cell/>
          <table:covered-table-cell/>
          <table:table-cell office:value-type="string" table:style-name="ce91">
            <text:p>AC26.02 : Appliquer une démarche pour intégrer une équipe informatique au sein d’une organisation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/>
        </table:table-row>
        <table:table-row table:style-name="ro8">
          <table:table-cell/>
          <table:covered-table-cell/>
          <table:table-cell office:value-type="string" table:style-name="ce91">
            <text:p>AC26.03 : Mobiliser les compétences interpersonnelles pour travailler dans une équipe informatique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/>
        </table:table-row>
        <table:table-row table:style-name="ro8">
          <table:table-cell/>
          <table:covered-table-cell/>
          <table:table-cell office:value-type="string" table:style-name="ce91">
            <text:p>AC26.04 : Rendre compte de son activité professionnelle</text:p>
          </table:table-cell>
          <table:table-cell table:number-columns-repeated="3" table:style-name="ce66"/>
          <table:table-cell table:content-validation-name="val3" table:style-name="ce66"/>
          <table:table-cell table:content-validation-name="val3" table:style-name="ce66"/>
          <table:table-cell table:content-validation-name="val4" table:style-name="ce66"/>
          <table:table-cell table:number-columns-repeated="1637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64">
            <text:p>nomenclature</text:p>
          </table:table-cell>
          <table:table-cell office:value-type="string" table:style-name="ce92">
            <text:p>ACxy.zz</text:p>
          </table:table-cell>
          <table:table-cell office:value-type="string" table:number-columns-spanned="3" table:number-rows-spanned="1" table:style-name="ce118">
            <text:p>x : numéro du niveau (1, 2 ou 3)</text:p>
          </table:table-cell>
          <table:covered-table-cell table:number-columns-repeated="2"/>
          <table:table-cell table:number-columns-repeated="2" table:style-name="ce75"/>
          <table:table-cell table:number-columns-repeated="1016" table:style-name="ce59"/>
          <table:table-cell table:number-columns-repeated="15360"/>
        </table:table-row>
        <table:table-row table:style-name="ro9">
          <table:table-cell/>
          <table:table-cell table:style-name="ce64"/>
          <table:table-cell table:style-name="ce92"/>
          <table:table-cell office:value-type="string" table:number-columns-spanned="3" table:number-rows-spanned="1" table:style-name="ce119">
            <text:p>y : numéro de la compétence (1, 2, 3, 4 ou 5)</text:p>
          </table:table-cell>
          <table:covered-table-cell table:number-columns-repeated="2"/>
          <table:table-cell table:number-columns-repeated="1018" table:style-name="ce59"/>
          <table:table-cell table:number-columns-repeated="15360"/>
        </table:table-row>
        <table:table-row table:style-name="ro1">
          <table:table-cell/>
          <table:table-cell table:style-name="ce64"/>
          <table:table-cell table:style-name="ce92"/>
          <table:table-cell office:value-type="string" table:number-columns-spanned="3" table:number-rows-spanned="1" table:style-name="ce119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 table:style-name="ce59"/>
          <table:table-cell table:number-columns-repeated="15360"/>
        </table:table-row>
        <table:table-row table:number-rows-repeated="1048505" table:style-name="ro4">
          <table:table-cell table:number-columns-repeated="16384"/>
        </table:table-row>
      </table:table>
      <table:table table:name="INFO3" table:style-name="ta1">
        <table:table-column table:style-name="co1" table:default-cell-style-name="ce59"/>
        <table:table-column table:style-name="co7" table:default-cell-style-name="ce59"/>
        <table:table-column table:style-name="co8" table:default-cell-style-name="ce59"/>
        <table:table-column table:style-name="co9" table:default-cell-style-name="ce59"/>
        <table:table-column table:style-name="co10" table:default-cell-style-name="ce59"/>
        <table:table-column table:style-name="co11" table:default-cell-style-name="ce59"/>
        <table:table-column table:style-name="co12" table:default-cell-style-name="ce59"/>
        <table:table-column table:style-name="co13" table:number-columns-repeated="2" table:default-cell-style-name="ce59"/>
        <table:table-column table:style-name="co1" table:number-columns-repeated="1015" table:default-cell-style-name="ce59"/>
        <table:table-column table:style-name="co4" table:number-columns-repeated="15360" table:default-cell-style-name="ce1"/>
        <table:table-row table:style-name="ro7">
          <table:table-cell table:style-name="ce59"/>
          <table:table-cell office:value-type="string" table:number-columns-spanned="8" table:number-rows-spanned="1" table:style-name="ce93">
            <text:p>BUT Informatique - IUT de Lannion - troisième année (niveau 3)</text:p>
          </table:table-cell>
          <table:covered-table-cell table:number-columns-repeated="7"/>
          <table:table-cell table:number-columns-repeated="16375"/>
        </table:table-row>
        <table:table-row table:number-rows-repeated="2" table:style-name="ro1">
          <table:table-cell table:number-columns-repeated="1024" table:style-name="ce59"/>
          <table:table-cell table:number-columns-repeated="15360"/>
        </table:table-row>
        <table:table-row table:style-name="ro7">
          <table:table-cell table:style-name="ce59"/>
          <table:table-cell office:value-type="string" table:style-name="ce60">
            <text:p>Compétence 1</text:p>
          </table:table-cell>
          <table:table-cell office:value-type="string" table:number-columns-spanned="7" table:number-rows-spanned="1" table:style-name="ce94">
            <text:p>RÉALISER (un développement d’application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 table:style-name="ce59"/>
          <table:table-cell office:value-type="string" table:style-name="ce61">
            <text:p>Niveau 3</text:p>
          </table:table-cell>
          <table:table-cell office:value-type="string" table:number-columns-spanned="7" table:number-rows-spanned="1" table:style-name="ce95">
            <text:p>Adapter des applications sur un ensemble de supports (embarqué, web, mobile, IoT…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 table:number-columns-repeated="2" table:style-name="ce59"/>
          <table:table-cell office:value-type="string" table:number-columns-spanned="7" table:number-rows-spanned="1" table:style-name="ce96">
            <text:p>Développer — c’est-à-dire concevoir, coder, tester et intégrer — une solution informatique pour un client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1024" table:style-name="ce59"/>
          <table:table-cell table:number-columns-repeated="15360"/>
        </table:table-row>
        <table:table-row table:style-name="ro1">
          <table:table-cell table:style-name="ce59"/>
          <table:table-cell office:value-type="string" table:style-name="ce62">
            <text:p>Nom de la compétence</text:p>
          </table:table-cell>
          <table:table-cell office:value-type="string" table:style-name="ce63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office:value-type="string" table:number-columns-spanned="1" table:number-rows-spanned="3" table:style-name="ce97">
            <text:p>Parcours A</text:p>
          </table:table-cell>
          <table:table-cell office:value-type="string" table:number-columns-spanned="1" table:number-rows-spanned="3" table:style-name="ce97">
            <text:p>Adapter des applications sur un ensemble de supports (embarqué, web, mobile, IoT…)</text:p>
          </table:table-cell>
          <table:table-cell office:value-type="string" table:style-name="ce120">
            <text:p>AC31.01 : Choisir et implémenter les architectures adaptées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120">
            <text:p>AC31.02 : Faire évoluer une application existante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120">
            <text:p>AC31.03 : Intégrer des solutions dans un environnement de production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9">
          <table:table-cell table:style-name="ce65"/>
          <table:table-cell table:style-name="ce67"/>
          <table:table-cell table:number-columns-repeated="6" table:style-name="ce65"/>
          <table:table-cell table:content-validation-name="val5" table:style-name="ce65"/>
          <table:table-cell table:number-columns-repeated="16375" table:style-name="ce65"/>
        </table:table-row>
        <table:table-row table:style-name="ro9">
          <table:table-cell table:number-columns-repeated="16384" table:style-name="ce65"/>
        </table:table-row>
        <table:table-row table:style-name="ro7">
          <table:table-cell table:style-name="ce59"/>
          <table:table-cell office:value-type="string" table:style-name="ce68">
            <text:p>Compétence 2</text:p>
          </table:table-cell>
          <table:table-cell office:value-type="string" table:number-columns-spanned="7" table:number-rows-spanned="1" table:style-name="ce98">
            <text:p>OPTIMISER (des applications informatiques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 table:style-name="ce59"/>
          <table:table-cell office:value-type="string" table:style-name="ce69">
            <text:p>Niveau 3</text:p>
          </table:table-cell>
          <table:table-cell office:value-type="string" table:number-columns-spanned="7" table:number-rows-spanned="1" table:style-name="ce99">
            <text:p>Analyser et optimiser des applications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 table:number-columns-repeated="2" table:style-name="ce59"/>
          <table:table-cell office:value-type="string" table:number-columns-spanned="7" table:number-rows-spanned="1" table:style-name="ce100">
            <text:p>Proposer des applications informatiques optimisées en fonction de critères spécifiques : temps d’exécution, précision, consommation de ressources..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1024" table:style-name="ce59"/>
          <table:table-cell table:number-columns-repeated="15360"/>
        </table:table-row>
        <table:table-row table:style-name="ro1">
          <table:table-cell table:style-name="ce59"/>
          <table:table-cell office:value-type="string" table:style-name="ce70">
            <text:p>Nom de la compétence</text:p>
          </table:table-cell>
          <table:table-cell office:value-type="string" table:style-name="ce70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office:value-type="string" table:number-columns-spanned="1" table:number-rows-spanned="3" table:style-name="ce101">
            <text:p>Parcours A</text:p>
          </table:table-cell>
          <table:table-cell office:value-type="string" table:number-columns-spanned="1" table:number-rows-spanned="3" table:style-name="ce101">
            <text:p>Analyser et optimiser des applications</text:p>
          </table:table-cell>
          <table:table-cell office:value-type="string" table:style-name="ce121">
            <text:p>AC32.01 : Anticiper les résultats de diverses métriques (temps d’exécution, occupation mémoire, montée en charge...)</text:p>
          </table:table-cell>
          <table:table-cell table:style-name="ce71"/>
          <table:table-cell table:number-columns-repeated="2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121">
            <text:p>AC32.02 : Profiler, analyser et justifier le comportement d’un code existant</text:p>
          </table:table-cell>
          <table:table-cell table:style-name="ce71"/>
          <table:table-cell table:number-columns-repeated="2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121">
            <text:p>AC32.03 : Choisir et utiliser des bibliothèques et méthodes dédiées au domaine d'application (imagerie, immersion, intelligence artificielle, jeux vidéos, parallélisme, calcul formel...)</text:p>
          </table:table-cell>
          <table:table-cell table:style-name="ce71"/>
          <table:table-cell table:number-columns-repeated="2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9">
          <table:table-cell table:style-name="ce65"/>
          <table:table-cell table:style-name="ce67"/>
          <table:table-cell table:style-name="ce65"/>
          <table:table-cell table:style-name="ce72"/>
          <table:table-cell table:number-columns-repeated="4" table:style-name="ce65"/>
          <table:table-cell table:content-validation-name="val5" table:style-name="ce65"/>
          <table:table-cell table:number-columns-repeated="16375" table:style-name="ce65"/>
        </table:table-row>
        <table:table-row table:style-name="ro9">
          <table:table-cell table:number-columns-repeated="16384" table:style-name="ce65"/>
        </table:table-row>
        <table:table-row table:style-name="ro7">
          <table:table-cell table:style-name="ce59"/>
          <table:table-cell office:value-type="string" table:style-name="ce73">
            <text:p>Compétence 3</text:p>
          </table:table-cell>
          <table:table-cell office:value-type="string" table:number-columns-spanned="7" table:number-rows-spanned="1" table:style-name="ce102">
            <text:p>ADMINISTRER (des systèmes informatiques communicants complexes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 table:style-name="ce59"/>
          <table:table-cell office:value-type="string" table:style-name="ce74">
            <text:p>Niveau 3</text:p>
          </table:table-cell>
          <table:table-cell office:value-type="string" table:number-columns-spanned="7" table:number-rows-spanned="1" table:style-name="ce103">
            <text:p>Faire évoluer et maintenir un système informatique communicant en conditions opérationnelles</text:p>
          </table:table-cell>
          <table:covered-table-cell table:number-columns-repeated="6"/>
          <table:table-cell table:number-columns-repeated="16375"/>
        </table:table-row>
        <table:table-row table:style-name="ro10">
          <table:table-cell table:number-columns-repeated="2" table:style-name="ce75"/>
          <table:table-cell office:value-type="string" table:number-columns-spanned="7" table:number-rows-spanned="1" table:style-name="ce104">
            <text:p>Installer, configurer, mettre à disposition, maintenir en conditions opérationnelles des infrastructures, des services et des réseaux et optimiser le système informatique d’une organisation.</text:p>
          </table:table-cell>
          <table:covered-table-cell table:number-columns-repeated="6"/>
          <table:table-cell table:number-columns-repeated="16375" table:style-name="ce75"/>
        </table:table-row>
        <table:table-row table:style-name="ro1">
          <table:table-cell table:number-columns-repeated="1024" table:style-name="ce59"/>
          <table:table-cell table:number-columns-repeated="15360"/>
        </table:table-row>
        <table:table-row table:style-name="ro1">
          <table:table-cell table:style-name="ce59"/>
          <table:table-cell office:value-type="string" table:style-name="ce76">
            <text:p>Nom de la compétence</text:p>
          </table:table-cell>
          <table:table-cell office:value-type="string" table:style-name="ce77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office:value-type="string" table:number-columns-spanned="1" table:number-rows-spanned="4" table:style-name="ce105">
            <text:p>Non proposé</text:p>
          </table:table-cell>
          <table:table-cell office:value-type="string" table:number-columns-spanned="1" table:number-rows-spanned="4" table:style-name="ce105">
            <text:p>Faire évoluer et maintenir un système informatique communicant en conditions opérationnelles</text:p>
          </table:table-cell>
          <table:table-cell office:value-type="string" table:style-name="ce122">
            <text:p>AC33.01 : Créer des processus de traitement automatisé (solution de gestion de configuration et de parc, intégration et déploiement continu...)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122">
            <text:p>AC33.02 : Configurer un serveur et des services réseaux de manière avancée (virtualisation...)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122">
            <text:p>AC33.03 : <text:s/>Appliquer une politique de sécurité au niveau de l’infrastructure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122">
            <text:p>AC33.04 : Déployer et maintenir un réseau d’organisation en fonction de ses besoins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number-rows-repeated="2" table:style-name="ro1">
          <table:table-cell table:number-columns-repeated="1024" table:style-name="ce59"/>
          <table:table-cell table:number-columns-repeated="15360"/>
        </table:table-row>
        <table:table-row table:style-name="ro7">
          <table:table-cell table:style-name="ce59"/>
          <table:table-cell office:value-type="string" table:style-name="ce79">
            <text:p>Compétence 4</text:p>
          </table:table-cell>
          <table:table-cell office:value-type="string" table:number-columns-spanned="7" table:number-rows-spanned="1" table:style-name="ce106">
            <text:p>GERER (des données de l’information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 table:style-name="ce59"/>
          <table:table-cell office:value-type="string" table:style-name="ce80">
            <text:p>Niveau 3</text:p>
          </table:table-cell>
          <table:table-cell office:value-type="string" table:number-columns-spanned="7" table:number-rows-spanned="1" table:style-name="ce107">
            <text:p>Administrer une base de données, concevoir et réaliser des systèmes d’informations décisionnels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 table:number-columns-repeated="2" table:style-name="ce59"/>
          <table:table-cell office:value-type="string" table:number-columns-spanned="7" table:number-rows-spanned="1" table:style-name="ce108">
            <text:p>Concevoir, gérer, administrer et exploiter les données de l’entreprise et mettre à disposition toutes les informations pour un bon pilotage de l’entreprise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1024" table:style-name="ce59"/>
          <table:table-cell table:number-columns-repeated="15360"/>
        </table:table-row>
        <table:table-row table:style-name="ro1">
          <table:table-cell table:style-name="ce59"/>
          <table:table-cell office:value-type="string" table:style-name="ce81">
            <text:p>Nom de la compétence</text:p>
          </table:table-cell>
          <table:table-cell office:value-type="string" table:style-name="ce82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office:value-type="string" table:number-columns-spanned="1" table:number-rows-spanned="4" table:style-name="ce109">
            <text:p>Parcours C</text:p>
          </table:table-cell>
          <table:table-cell office:value-type="string" table:number-columns-spanned="1" table:number-rows-spanned="4" table:style-name="ce109">
            <text:p>Administrer une base de données, concevoir et réaliser des systèmes d’informations décisionnels</text:p>
          </table:table-cell>
          <table:table-cell office:value-type="string" table:style-name="ce123">
            <text:p>AC34.01 : Capturer et stocker des ensembles volumineux et complexes de données hétérogènes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123">
            <text:p>AC34.02 : Préparer et extraire les données pour l’exploitation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123">
            <text:p>AC34.03 : Appliquer des méthodes d’exploration et d’exploitation des données (apprentissage, informatique décisionnelle ou fouille de données)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123">
            <text:p>AC34.04 : Mettre en production et optimiser le système de gestion de données de l’entreprise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number-rows-repeated="2" table:style-name="ro1">
          <table:table-cell table:number-columns-repeated="1024" table:style-name="ce59"/>
          <table:table-cell table:number-columns-repeated="15360"/>
        </table:table-row>
        <table:table-row table:style-name="ro7">
          <table:table-cell table:style-name="ce59"/>
          <table:table-cell office:value-type="string" table:style-name="ce83">
            <text:p>Compétence 5</text:p>
          </table:table-cell>
          <table:table-cell office:value-type="string" table:number-columns-spanned="7" table:number-rows-spanned="1" table:style-name="ce110">
            <text:p>CONDUIRE (un projet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 table:style-name="ce59"/>
          <table:table-cell office:value-type="string" table:style-name="ce84">
            <text:p>Niveau 3</text:p>
          </table:table-cell>
          <table:table-cell office:value-type="string" table:number-columns-spanned="7" table:number-rows-spanned="1" table:style-name="ce111">
            <text:p>Participer à la conception et à la mise en œuvre d’un projet système d’information</text:p>
          </table:table-cell>
          <table:covered-table-cell table:number-columns-repeated="6"/>
          <table:table-cell table:number-columns-repeated="16375"/>
        </table:table-row>
        <table:table-row table:style-name="ro10">
          <table:table-cell table:number-columns-repeated="2" table:style-name="ce59"/>
          <table:table-cell office:value-type="string" table:number-columns-spanned="7" table:number-rows-spanned="1" table:style-name="ce112">
            <text:p>Satisfaire les besoins des utilisateurs au regard de la chaîne de valeur du client, organiser et piloter un projet informatique avec des méthodes classiques ou agiles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1024" table:style-name="ce59"/>
          <table:table-cell table:number-columns-repeated="15360"/>
        </table:table-row>
        <table:table-row table:style-name="ro1">
          <table:table-cell table:style-name="ce59"/>
          <table:table-cell office:value-type="string" table:style-name="ce85">
            <text:p>Nom de la compétence</text:p>
          </table:table-cell>
          <table:table-cell office:value-type="string" table:style-name="ce86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office:value-type="string" table:number-columns-spanned="1" table:number-rows-spanned="3" table:style-name="ce113">
            <text:p>Parcours C</text:p>
          </table:table-cell>
          <table:table-cell office:value-type="string" table:number-columns-spanned="1" table:number-rows-spanned="3" table:style-name="ce113">
            <text:p>Participer à la conception et à la mise en œuvre d’un projet système d’information</text:p>
          </table:table-cell>
          <table:table-cell office:value-type="string" table:style-name="ce87">
            <text:p>AC35.01 : Mesurer les impacts économiques, sociétaux et technologiques d’un projet informatique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87">
            <text:p>AC35.02 : Savoir intégrer un projet informatique dans le système d’information d’une organisation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style-name="ro8">
          <table:covered-table-cell/>
          <table:covered-table-cell/>
          <table:table-cell office:value-type="string" table:style-name="ce87">
            <text:p>AC35.03 : Savoir adapter un système d’information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 table:style-name="ce65"/>
        </table:table-row>
        <table:table-row table:number-rows-repeated="2" table:style-name="ro1">
          <table:table-cell table:number-columns-repeated="1024" table:style-name="ce59"/>
          <table:table-cell table:number-columns-repeated="15360"/>
        </table:table-row>
        <table:table-row table:style-name="ro7">
          <table:table-cell table:style-name="ce59"/>
          <table:table-cell office:value-type="string" table:style-name="ce88">
            <text:p>Compétence 6</text:p>
          </table:table-cell>
          <table:table-cell office:value-type="string" table:number-columns-spanned="7" table:number-rows-spanned="1" table:style-name="ce114">
            <text:p>COLLABORER (travailler dans une équipe informatique)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 table:style-name="ce59"/>
          <table:table-cell office:value-type="string" table:style-name="ce89">
            <text:p>Niveau 3</text:p>
          </table:table-cell>
          <table:table-cell office:value-type="string" table:number-columns-spanned="7" table:number-rows-spanned="1" table:style-name="ce115">
            <text:p>Manager une équipe informatique</text:p>
          </table:table-cell>
          <table:covered-table-cell table:number-columns-repeated="6"/>
          <table:table-cell table:number-columns-repeated="16375"/>
        </table:table-row>
        <table:table-row table:style-name="ro7">
          <table:table-cell table:number-columns-repeated="2" table:style-name="ce59"/>
          <table:table-cell office:value-type="string" table:number-columns-spanned="7" table:number-rows-spanned="1" table:style-name="ce116">
            <text:p>Acquérir, développer et exploiter les aptitudes nécessaires pour travailler efficacement dans une équipe informatique.</text:p>
          </table:table-cell>
          <table:covered-table-cell table:number-columns-repeated="6"/>
          <table:table-cell table:number-columns-repeated="16375"/>
        </table:table-row>
        <table:table-row table:style-name="ro1">
          <table:table-cell table:number-columns-repeated="1024" table:style-name="ce59"/>
          <table:table-cell table:number-columns-repeated="15360"/>
        </table:table-row>
        <table:table-row table:style-name="ro1">
          <table:table-cell table:style-name="ce59"/>
          <table:table-cell office:value-type="string" table:style-name="ce90">
            <text:p>Nom de la compétence</text:p>
          </table:table-cell>
          <table:table-cell office:value-type="string" table:style-name="ce90">
            <text:p>Apprentissages critiques (AC)</text:p>
          </table:table-cell>
          <table:table-cell office:value-type="string" table:style-name="ce64">
            <text:p>Type d'enseignement</text:p>
          </table:table-cell>
          <table:table-cell office:value-type="string" table:style-name="ce64">
            <text:p>Semestre</text:p>
          </table:table-cell>
          <table:table-cell office:value-type="string" table:style-name="ce64">
            <text:p>Livrable</text:p>
          </table:table-cell>
          <table:table-cell office:value-type="string" table:style-name="ce64">
            <text:p>Trace remise</text:p>
          </table:table-cell>
          <table:table-cell office:value-type="string" table:style-name="ce64">
            <text:p>Preuve apportée</text:p>
          </table:table-cell>
          <table:table-cell office:value-type="string" table:style-name="ce64">
            <text:p>Auto-évaluation</text:p>
          </table:table-cell>
          <table:table-cell table:number-columns-repeated="16375"/>
        </table:table-row>
        <table:table-row table:style-name="ro8">
          <table:table-cell office:value-type="string" table:number-columns-spanned="1" table:number-rows-spanned="4" table:style-name="ce117">
            <text:p>Parcours A et C</text:p>
          </table:table-cell>
          <table:table-cell office:value-type="string" table:number-columns-spanned="1" table:number-rows-spanned="4" table:style-name="ce117">
            <text:p>Manager une équipe informatique</text:p>
          </table:table-cell>
          <table:table-cell office:value-type="string" table:style-name="ce91">
            <text:p>AC36.01 : <text:s/>Organiser et partager une veille technologique et informationnelle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91">
            <text:p>AC36.02 : <text:s/>Identifier les enjeux de l’économie de l’innovation numérique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91">
            <text:p>AC36.03 : Guider la conduite du changement informatique au sein d’une organisation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/>
        </table:table-row>
        <table:table-row table:style-name="ro8">
          <table:covered-table-cell/>
          <table:covered-table-cell/>
          <table:table-cell office:value-type="string" table:style-name="ce91">
            <text:p>AC36.04 : Accompagner le management de projet informatique</text:p>
          </table:table-cell>
          <table:table-cell table:number-columns-repeated="3" table:style-name="ce66"/>
          <table:table-cell table:content-validation-name="val5" table:style-name="ce66"/>
          <table:table-cell table:content-validation-name="val5" table:style-name="ce66"/>
          <table:table-cell table:content-validation-name="val6" table:style-name="ce66"/>
          <table:table-cell table:number-columns-repeated="16375"/>
        </table:table-row>
        <table:table-row table:number-rows-repeated="2" table:style-name="ro1">
          <table:table-cell/>
          <table:table-cell table:number-columns-repeated="1023" table:style-name="ce59"/>
          <table:table-cell table:number-columns-repeated="15360"/>
        </table:table-row>
        <table:table-row table:style-name="ro1">
          <table:table-cell/>
          <table:table-cell office:value-type="string" table:style-name="ce64">
            <text:p>nomenclature</text:p>
          </table:table-cell>
          <table:table-cell office:value-type="string" table:style-name="ce92">
            <text:p>ACxy.zz</text:p>
          </table:table-cell>
          <table:table-cell office:value-type="string" table:number-columns-spanned="3" table:number-rows-spanned="1" table:style-name="ce118">
            <text:p>x : numéro du niveau (1, 2 ou 3)</text:p>
          </table:table-cell>
          <table:covered-table-cell table:number-columns-repeated="2"/>
          <table:table-cell table:number-columns-repeated="2" table:style-name="ce75"/>
          <table:table-cell table:number-columns-repeated="16376"/>
        </table:table-row>
        <table:table-row table:style-name="ro9">
          <table:table-cell/>
          <table:table-cell table:style-name="ce64"/>
          <table:table-cell table:style-name="ce92"/>
          <table:table-cell office:value-type="string" table:number-columns-spanned="3" table:number-rows-spanned="1" table:style-name="ce119">
            <text:p>y : numéro de la compétence (1, 2, 3, 4 ou 5)</text:p>
          </table:table-cell>
          <table:covered-table-cell table:number-columns-repeated="2"/>
          <table:table-cell table:number-columns-repeated="1018" table:style-name="ce59"/>
          <table:table-cell table:number-columns-repeated="15360"/>
        </table:table-row>
        <table:table-row table:style-name="ro1">
          <table:table-cell/>
          <table:table-cell table:style-name="ce64"/>
          <table:table-cell table:style-name="ce92"/>
          <table:table-cell office:value-type="string" table:number-columns-spanned="3" table:number-rows-spanned="1" table:style-name="ce119">
            <text:p>zz : numéro de l'apprentissage critique pour une compétence donnée dans un niveau déterminé</text:p>
          </table:table-cell>
          <table:covered-table-cell table:number-columns-repeated="2"/>
          <table:table-cell table:number-columns-repeated="1018" table:style-name="ce59"/>
          <table:table-cell table:number-columns-repeated="15360"/>
        </table:table-row>
        <table:table-row table:number-rows-repeated="1048507" table:style-name="ro4">
          <table:table-cell table:number-columns-repeated="16384"/>
        </table:table-row>
      </table:table>
      <table:table table:name="item" table:style-name="ta2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21" table:default-cell-style-name="ce1"/>
        <table:table-column table:style-name="co4" table:number-columns-repeated="15360" table:default-cell-style-name="ce1"/>
        <table:table-row table:number-rows-repeated="5"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49">
            <text:p>Trace remise</text:p>
          </table:table-cell>
          <table:table-cell office:value-type="string" table:style-name="ce49">
            <text:p>choix</text:p>
          </table:table-cell>
          <table:table-cell table:number-columns-repeated="16381"/>
        </table:table-row>
        <table:table-row table:style-name="ro1">
          <table:table-cell/>
          <table:table-cell table:style-name="ce49"/>
          <table:table-cell office:value-type="string" table:style-name="ce49">
            <text:p>Oui</text:p>
          </table:table-cell>
          <table:table-cell table:number-columns-repeated="16381"/>
        </table:table-row>
        <table:table-row table:style-name="ro1">
          <table:table-cell/>
          <table:table-cell table:style-name="ce49"/>
          <table:table-cell office:value-type="string" table:style-name="ce49">
            <text:p>Non</text:p>
          </table:table-cell>
          <table:table-cell table:number-columns-repeated="16381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office:value-type="string" table:style-name="ce49">
            <text:p>Preuve apportée</text:p>
          </table:table-cell>
          <table:table-cell office:value-type="string" table:style-name="ce49">
            <text:p>choix</text:p>
          </table:table-cell>
          <table:table-cell table:number-columns-repeated="16381"/>
        </table:table-row>
        <table:table-row table:style-name="ro1">
          <table:table-cell/>
          <table:table-cell table:style-name="ce49"/>
          <table:table-cell office:value-type="string" table:style-name="ce49">
            <text:p>non acquis</text:p>
          </table:table-cell>
          <table:table-cell table:number-columns-repeated="16381"/>
        </table:table-row>
        <table:table-row table:style-name="ro1">
          <table:table-cell/>
          <table:table-cell table:style-name="ce49"/>
          <table:table-cell office:value-type="string" table:style-name="ce49">
            <text:p>en cours d'acquisition</text:p>
          </table:table-cell>
          <table:table-cell table:number-columns-repeated="16381"/>
        </table:table-row>
        <table:table-row table:style-name="ro1">
          <table:table-cell/>
          <table:table-cell table:style-name="ce49"/>
          <table:table-cell office:value-type="string" table:style-name="ce49">
            <text:p>acquis</text:p>
          </table:table-cell>
          <table:table-cell table:number-columns-repeated="16381"/>
        </table:table-row>
        <table:table-row table:style-name="ro1">
          <table:table-cell/>
          <table:table-cell table:style-name="ce49"/>
          <table:table-cell office:value-type="string" table:style-name="ce49">
            <text:p>expert</text:p>
          </table:table-cell>
          <table:table-cell table:number-columns-repeated="16381"/>
        </table:table-row>
        <table:table-row table:number-rows-repeated="1048562" table:style-name="ro4">
          <table:table-cell table:number-columns-repeated="16384"/>
        </table:table-row>
      </table:table>
      <table:named-expressions>
        <table:named-range table:name="choix" table:cell-range-address="item.$C$7:item.$C$8" table:base-cell-address="item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fo:color="#000000"/>
    </style:style>
    <style:style style:name="Text" style:family="table-cell" style:data-style-name="N0">
      <style:table-cell-properties style:vertical-align="automatic" fo:background-color="transparent"/>
      <style:text-properties fo:color="#000000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06</meta:generator>
    <dc:title/>
    <dc:description/>
    <dc:subject/>
    <meta:initial-creator/>
    <dc:creator>Baptiste Periaut</dc:creator>
    <meta:creation-date>2006-09-12T15:06:44Z</meta:creation-date>
    <dc:date>2024-02-09T18:12:01Z</dc:date>
    <meta:editing-cycles>1</meta:editing-cycles>
    <meta:user-defined meta:name="ContentTypeId">0x01010007E9FC81F30EAA479A2ED27D5BA8FEF2</meta:user-defined>
  </office:meta>
</office:document-meta>
</file>